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0.902cm" fo:margin-left="-1.942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98cm"/>
    </style:style>
    <style:style style:name="Table1.C" style:family="table-column">
      <style:table-column-properties style:column-width="1.824cm"/>
    </style:style>
    <style:style style:name="Table1.D" style:family="table-column">
      <style:table-column-properties style:column-width="4.38cm"/>
    </style:style>
    <style:style style:name="Table1.E" style:family="table-column">
      <style:table-column-properties style:column-width="3.911cm"/>
    </style:style>
    <style:style style:name="Table1.F" style:family="table-column">
      <style:table-column-properties style:column-width="3.909cm"/>
    </style:style>
    <style:style style:name="Table1.G" style:family="table-column">
      <style:table-column-properties style:column-width="3.2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902cm" fo:margin-left="-1.942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704cm"/>
    </style:style>
    <style:style style:name="Table2.C" style:family="table-column">
      <style:table-column-properties style:column-width="2.205cm"/>
    </style:style>
    <style:style style:name="Table2.D" style:family="table-column">
      <style:table-column-properties style:column-width="3.293cm"/>
    </style:style>
    <style:style style:name="Table2.E" style:family="table-column">
      <style:table-column-properties style:column-width="3.911cm"/>
    </style:style>
    <style:style style:name="Table2.F" style:family="table-column">
      <style:table-column-properties style:column-width="3.9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902cm" fo:margin-left="-1.942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998cm"/>
    </style:style>
    <style:style style:name="Table3.C" style:family="table-column">
      <style:table-column-properties style:column-width="1.824cm"/>
    </style:style>
    <style:style style:name="Table3.D" style:family="table-column">
      <style:table-column-properties style:column-width="4.38cm"/>
    </style:style>
    <style:style style:name="Table3.E" style:family="table-column">
      <style:table-column-properties style:column-width="3.911cm"/>
    </style:style>
    <style:style style:name="Table3.F" style:family="table-column">
      <style:table-column-properties style:column-width="3.909cm"/>
    </style:style>
    <style:style style:name="Table3.G" style:family="table-column">
      <style:table-column-properties style:column-width="3.2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902cm" fo:margin-left="-1.942cm" table:align="left"/>
    </style:style>
    <style:style style:name="Table4.A" style:family="table-column">
      <style:table-column-properties style:column-width="1.411cm"/>
    </style:style>
    <style:style style:name="Table4.B" style:family="table-column">
      <style:table-column-properties style:column-width="2.087cm"/>
    </style:style>
    <style:style style:name="Table4.C" style:family="table-column">
      <style:table-column-properties style:column-width="1.912cm"/>
    </style:style>
    <style:style style:name="Table4.D" style:family="table-column">
      <style:table-column-properties style:column-width="4.38cm"/>
    </style:style>
    <style:style style:name="Table4.E" style:family="table-column">
      <style:table-column-properties style:column-width="3.911cm"/>
    </style:style>
    <style:style style:name="Table4.F" style:family="table-column">
      <style:table-column-properties style:column-width="3.909cm"/>
    </style:style>
    <style:style style:name="Table4.G" style:family="table-column">
      <style:table-column-properties style:column-width="3.2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902cm" fo:margin-left="-1.942cm" table:align="left"/>
    </style:style>
    <style:style style:name="Table5.A" style:family="table-column">
      <style:table-column-properties style:column-width="1.706cm"/>
    </style:style>
    <style:style style:name="Table5.B" style:family="table-column">
      <style:table-column-properties style:column-width="2.205cm"/>
    </style:style>
    <style:style style:name="Table5.C" style:family="table-column">
      <style:table-column-properties style:column-width="1.998cm"/>
    </style:style>
    <style:style style:name="Table5.D" style:family="table-column">
      <style:table-column-properties style:column-width="4.586cm"/>
    </style:style>
    <style:style style:name="Table5.E" style:family="table-column">
      <style:table-column-properties style:column-width="3.792cm"/>
    </style:style>
    <style:style style:name="Table5.F" style:family="table-column">
      <style:table-column-properties style:column-width="3.911cm"/>
    </style:style>
    <style:style style:name="Table5.G" style:family="table-column">
      <style:table-column-properties style:column-width="2.7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902cm" fo:margin-left="-1.942cm" table:align="left"/>
    </style:style>
    <style:style style:name="Table6.A" style:family="table-column">
      <style:table-column-properties style:column-width="1.588cm"/>
    </style:style>
    <style:style style:name="Table6.B" style:family="table-column">
      <style:table-column-properties style:column-width="2.499cm"/>
    </style:style>
    <style:style style:name="Table6.C" style:family="table-column">
      <style:table-column-properties style:column-width="1.822cm"/>
    </style:style>
    <style:style style:name="Table6.D" style:family="table-column">
      <style:table-column-properties style:column-width="4.586cm"/>
    </style:style>
    <style:style style:name="Table6.E" style:family="table-column">
      <style:table-column-properties style:column-width="3.792cm"/>
    </style:style>
    <style:style style:name="Table6.F" style:family="table-column">
      <style:table-column-properties style:column-width="3.911cm"/>
    </style:style>
    <style:style style:name="Table6.G" style:family="table-column">
      <style:table-column-properties style:column-width="2.7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902cm" fo:margin-left="-1.942cm" table:align="left"/>
    </style:style>
    <style:style style:name="Table7.A" style:family="table-column">
      <style:table-column-properties style:column-width="1.588cm"/>
    </style:style>
    <style:style style:name="Table7.B" style:family="table-column">
      <style:table-column-properties style:column-width="2.499cm"/>
    </style:style>
    <style:style style:name="Table7.C" style:family="table-column">
      <style:table-column-properties style:column-width="1.822cm"/>
    </style:style>
    <style:style style:name="Table7.D" style:family="table-column">
      <style:table-column-properties style:column-width="4.586cm"/>
    </style:style>
    <style:style style:name="Table7.E" style:family="table-column">
      <style:table-column-properties style:column-width="3.792cm"/>
    </style:style>
    <style:style style:name="Table7.F" style:family="table-column">
      <style:table-column-properties style:column-width="3.911cm"/>
    </style:style>
    <style:style style:name="Table7.G" style:family="table-column">
      <style:table-column-properties style:column-width="2.7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none" fo:border-top="none" fo:border-bottom="0.05pt solid #000000"/>
    </style:style>
    <style:style style:name="Table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0.902cm" fo:margin-left="-1.942cm" table:align="left"/>
    </style:style>
    <style:style style:name="Table8.A" style:family="table-column">
      <style:table-column-properties style:column-width="1.588cm"/>
    </style:style>
    <style:style style:name="Table8.B" style:family="table-column">
      <style:table-column-properties style:column-width="2.499cm"/>
    </style:style>
    <style:style style:name="Table8.C" style:family="table-column">
      <style:table-column-properties style:column-width="1.822cm"/>
    </style:style>
    <style:style style:name="Table8.D" style:family="table-column">
      <style:table-column-properties style:column-width="4.586cm"/>
    </style:style>
    <style:style style:name="Table8.E" style:family="table-column">
      <style:table-column-properties style:column-width="3.792cm"/>
    </style:style>
    <style:style style:name="Table8.F" style:family="table-column">
      <style:table-column-properties style:column-width="3.911cm"/>
    </style:style>
    <style:style style:name="Table8.G" style:family="table-column">
      <style:table-column-properties style:column-width="2.70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0.902cm" fo:margin-left="-1.942cm" table:align="left"/>
    </style:style>
    <style:style style:name="Table9.A" style:family="table-column">
      <style:table-column-properties style:column-width="1.588cm"/>
    </style:style>
    <style:style style:name="Table9.B" style:family="table-column">
      <style:table-column-properties style:column-width="2.499cm"/>
    </style:style>
    <style:style style:name="Table9.C" style:family="table-column">
      <style:table-column-properties style:column-width="1.822cm"/>
    </style:style>
    <style:style style:name="Table9.D" style:family="table-column">
      <style:table-column-properties style:column-width="4.586cm"/>
    </style:style>
    <style:style style:name="Table9.E" style:family="table-column">
      <style:table-column-properties style:column-width="3.792cm"/>
    </style:style>
    <style:style style:name="Table9.F" style:family="table-column">
      <style:table-column-properties style:column-width="3.911cm"/>
    </style:style>
    <style:style style:name="Table9.G" style:family="table-column">
      <style:table-column-properties style:column-width="2.70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0.902cm" fo:margin-left="-1.942cm" table:align="left"/>
    </style:style>
    <style:style style:name="Table10.A" style:family="table-column">
      <style:table-column-properties style:column-width="1.588cm"/>
    </style:style>
    <style:style style:name="Table10.B" style:family="table-column">
      <style:table-column-properties style:column-width="2.499cm"/>
    </style:style>
    <style:style style:name="Table10.C" style:family="table-column">
      <style:table-column-properties style:column-width="1.822cm"/>
    </style:style>
    <style:style style:name="Table10.D" style:family="table-column">
      <style:table-column-properties style:column-width="4.586cm"/>
    </style:style>
    <style:style style:name="Table10.E" style:family="table-column">
      <style:table-column-properties style:column-width="3.792cm"/>
    </style:style>
    <style:style style:name="Table10.F" style:family="table-column">
      <style:table-column-properties style:column-width="3.911cm"/>
    </style:style>
    <style:style style:name="Table10.G" style:family="table-column">
      <style:table-column-properties style:column-width="2.70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G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none" fo:border-top="none" fo:border-bottom="0.05pt solid #000000"/>
    </style:style>
    <style:style style:name="Table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0.902cm" fo:margin-left="-1.942cm" table:align="left"/>
    </style:style>
    <style:style style:name="Table11.A" style:family="table-column">
      <style:table-column-properties style:column-width="1.588cm"/>
    </style:style>
    <style:style style:name="Table11.B" style:family="table-column">
      <style:table-column-properties style:column-width="2.499cm"/>
    </style:style>
    <style:style style:name="Table11.C" style:family="table-column">
      <style:table-column-properties style:column-width="1.822cm"/>
    </style:style>
    <style:style style:name="Table11.D" style:family="table-column">
      <style:table-column-properties style:column-width="4.586cm"/>
    </style:style>
    <style:style style:name="Table11.E" style:family="table-column">
      <style:table-column-properties style:column-width="3.792cm"/>
    </style:style>
    <style:style style:name="Table11.F" style:family="table-column">
      <style:table-column-properties style:column-width="3.911cm"/>
    </style:style>
    <style:style style:name="Table11.G" style:family="table-column">
      <style:table-column-properties style:column-width="2.70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G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none" fo:border-top="none" fo:border-bottom="0.05pt solid #000000"/>
    </style:style>
    <style:style style:name="Table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0.902cm" fo:margin-left="-1.942cm" table:align="left"/>
    </style:style>
    <style:style style:name="Table12.A" style:family="table-column">
      <style:table-column-properties style:column-width="1.588cm"/>
    </style:style>
    <style:style style:name="Table12.B" style:family="table-column">
      <style:table-column-properties style:column-width="2.499cm"/>
    </style:style>
    <style:style style:name="Table12.C" style:family="table-column">
      <style:table-column-properties style:column-width="1.822cm"/>
    </style:style>
    <style:style style:name="Table12.D" style:family="table-column">
      <style:table-column-properties style:column-width="4.586cm"/>
    </style:style>
    <style:style style:name="Table12.E" style:family="table-column">
      <style:table-column-properties style:column-width="3.792cm"/>
    </style:style>
    <style:style style:name="Table12.F" style:family="table-column">
      <style:table-column-properties style:column-width="3.911cm"/>
    </style:style>
    <style:style style:name="Table12.G" style:family="table-column">
      <style:table-column-properties style:column-width="2.70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G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none" fo:border-top="none" fo:border-bottom="0.05pt solid #000000"/>
    </style:style>
    <style:style style:name="Table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0.902cm" fo:margin-left="-1.942cm" table:align="left"/>
    </style:style>
    <style:style style:name="Table13.A" style:family="table-column">
      <style:table-column-properties style:column-width="1.588cm"/>
    </style:style>
    <style:style style:name="Table13.B" style:family="table-column">
      <style:table-column-properties style:column-width="2.499cm"/>
    </style:style>
    <style:style style:name="Table13.C" style:family="table-column">
      <style:table-column-properties style:column-width="1.822cm"/>
    </style:style>
    <style:style style:name="Table13.D" style:family="table-column">
      <style:table-column-properties style:column-width="4.586cm"/>
    </style:style>
    <style:style style:name="Table13.E" style:family="table-column">
      <style:table-column-properties style:column-width="3.792cm"/>
    </style:style>
    <style:style style:name="Table13.F" style:family="table-column">
      <style:table-column-properties style:column-width="3.911cm"/>
    </style:style>
    <style:style style:name="Table13.G" style:family="table-column">
      <style:table-column-properties style:column-width="2.70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G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none" fo:border-top="none" fo:border-bottom="0.05pt solid #000000"/>
    </style:style>
    <style:style style:name="Table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0.902cm" fo:margin-left="-1.942cm" table:align="left"/>
    </style:style>
    <style:style style:name="Table14.A" style:family="table-column">
      <style:table-column-properties style:column-width="1.588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1.822cm"/>
    </style:style>
    <style:style style:name="Table14.D" style:family="table-column">
      <style:table-column-properties style:column-width="4.586cm"/>
    </style:style>
    <style:style style:name="Table14.E" style:family="table-column">
      <style:table-column-properties style:column-width="3.792cm"/>
    </style:style>
    <style:style style:name="Table14.F" style:family="table-column">
      <style:table-column-properties style:column-width="3.911cm"/>
    </style:style>
    <style:style style:name="Table14.G" style:family="table-column">
      <style:table-column-properties style:column-width="2.704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G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none" fo:border-top="none" fo:border-bottom="0.05pt solid #000000"/>
    </style:style>
    <style:style style:name="Table1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0.902cm" fo:margin-left="-1.942cm" table:align="left"/>
    </style:style>
    <style:style style:name="Table15.A" style:family="table-column">
      <style:table-column-properties style:column-width="1.588cm"/>
    </style:style>
    <style:style style:name="Table15.B" style:family="table-column">
      <style:table-column-properties style:column-width="2.499cm"/>
    </style:style>
    <style:style style:name="Table15.C" style:family="table-column">
      <style:table-column-properties style:column-width="1.822cm"/>
    </style:style>
    <style:style style:name="Table15.D" style:family="table-column">
      <style:table-column-properties style:column-width="4.586cm"/>
    </style:style>
    <style:style style:name="Table15.E" style:family="table-column">
      <style:table-column-properties style:column-width="3.792cm"/>
    </style:style>
    <style:style style:name="Table15.F" style:family="table-column">
      <style:table-column-properties style:column-width="3.911cm"/>
    </style:style>
    <style:style style:name="Table15.G" style:family="table-column">
      <style:table-column-properties style:column-width="2.704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G1" style:family="table-cell">
      <style:table-cell-properties fo:padding="0.097cm" fo:border="0.05pt solid #000000"/>
    </style:style>
    <style:style style:name="Table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0.902cm" fo:margin-left="-1.942cm" table:align="left"/>
    </style:style>
    <style:style style:name="Table16.A" style:family="table-column">
      <style:table-column-properties style:column-width="1.588cm"/>
    </style:style>
    <style:style style:name="Table16.B" style:family="table-column">
      <style:table-column-properties style:column-width="2.499cm"/>
    </style:style>
    <style:style style:name="Table16.C" style:family="table-column">
      <style:table-column-properties style:column-width="1.822cm"/>
    </style:style>
    <style:style style:name="Table16.D" style:family="table-column">
      <style:table-column-properties style:column-width="4.586cm"/>
    </style:style>
    <style:style style:name="Table16.E" style:family="table-column">
      <style:table-column-properties style:column-width="3.792cm"/>
    </style:style>
    <style:style style:name="Table16.F" style:family="table-column">
      <style:table-column-properties style:column-width="3.911cm"/>
    </style:style>
    <style:style style:name="Table16.G" style:family="table-column">
      <style:table-column-properties style:column-width="2.70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G1" style:family="table-cell">
      <style:table-cell-properties fo:padding="0.097cm" fo:border="0.05pt solid #000000"/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none" fo:border-top="none" fo:border-bottom="0.05pt solid #000000"/>
    </style:style>
    <style:style style:name="Table16.F2" style:family="table-cell">
      <style:table-cell-properties fo:padding="0.097cm" fo:border-left="0.05pt solid #000000" fo:border-right="none" fo:border-top="none" fo:border-bottom="0.05pt solid #000000"/>
    </style:style>
    <style:style style:name="Table1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20.902cm" fo:margin-left="-1.942cm" table:align="left"/>
    </style:style>
    <style:style style:name="Table17.A" style:family="table-column">
      <style:table-column-properties style:column-width="1.588cm"/>
    </style:style>
    <style:style style:name="Table17.B" style:family="table-column">
      <style:table-column-properties style:column-width="2.499cm"/>
    </style:style>
    <style:style style:name="Table17.C" style:family="table-column">
      <style:table-column-properties style:column-width="1.822cm"/>
    </style:style>
    <style:style style:name="Table17.D" style:family="table-column">
      <style:table-column-properties style:column-width="4.586cm"/>
    </style:style>
    <style:style style:name="Table17.E" style:family="table-column">
      <style:table-column-properties style:column-width="3.792cm"/>
    </style:style>
    <style:style style:name="Table17.F" style:family="table-column">
      <style:table-column-properties style:column-width="3.911cm"/>
    </style:style>
    <style:style style:name="Table17.G" style:family="table-column">
      <style:table-column-properties style:column-width="2.704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G1" style:family="table-cell">
      <style:table-cell-properties fo:padding="0.097cm" fo:border="0.05pt solid #000000"/>
    </style:style>
    <style:style style:name="Table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none" fo:border-top="none" fo:border-bottom="0.05pt solid #000000"/>
    </style:style>
    <style:style style:name="Table17.F2" style:family="table-cell">
      <style:table-cell-properties fo:padding="0.097cm" fo:border-left="0.05pt solid #000000" fo:border-right="none" fo:border-top="none" fo:border-bottom="0.05pt solid #000000"/>
    </style:style>
    <style:style style:name="Table1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20.902cm" fo:margin-left="-1.942cm" table:align="left"/>
    </style:style>
    <style:style style:name="Table18.A" style:family="table-column">
      <style:table-column-properties style:column-width="1.588cm"/>
    </style:style>
    <style:style style:name="Table18.B" style:family="table-column">
      <style:table-column-properties style:column-width="2.499cm"/>
    </style:style>
    <style:style style:name="Table18.C" style:family="table-column">
      <style:table-column-properties style:column-width="1.822cm"/>
    </style:style>
    <style:style style:name="Table18.D" style:family="table-column">
      <style:table-column-properties style:column-width="4.586cm"/>
    </style:style>
    <style:style style:name="Table18.E" style:family="table-column">
      <style:table-column-properties style:column-width="3.792cm"/>
    </style:style>
    <style:style style:name="Table18.F" style:family="table-column">
      <style:table-column-properties style:column-width="3.911cm"/>
    </style:style>
    <style:style style:name="Table18.G" style:family="table-column">
      <style:table-column-properties style:column-width="2.704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G1" style:family="table-cell">
      <style:table-cell-properties fo:padding="0.097cm" fo:border="0.05pt solid #000000"/>
    </style:style>
    <style:style style:name="Table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none" fo:border-top="none" fo:border-bottom="0.05pt solid #000000"/>
    </style:style>
    <style:style style:name="Table18.E2" style:family="table-cell">
      <style:table-cell-properties fo:padding="0.097cm" fo:border-left="0.05pt solid #000000" fo:border-right="none" fo:border-top="none" fo:border-bottom="0.05pt solid #000000"/>
    </style:style>
    <style:style style:name="Table18.F2" style:family="table-cell">
      <style:table-cell-properties fo:padding="0.097cm" fo:border-left="0.05pt solid #000000" fo:border-right="none" fo:border-top="none" fo:border-bottom="0.05pt solid #000000"/>
    </style:style>
    <style:style style:name="Table18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41268" officeooo:paragraph-rsid="0014126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officeooo:rsid="00141268" officeooo:paragraph-rsid="0014126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officeooo:rsid="00141268" officeooo:paragraph-rsid="0016e3b1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officeooo:rsid="001578c7" officeooo:paragraph-rsid="001578c7" style:font-size-asian="15pt" style:font-size-complex="15pt"/>
    </style:style>
    <style:style style:name="P5" style:family="paragraph" style:parent-style-name="Standard">
      <style:text-properties officeooo:paragraph-rsid="0016e3b1"/>
    </style:style>
    <style:style style:name="P6" style:family="paragraph" style:parent-style-name="Standard">
      <style:text-properties officeooo:paragraph-rsid="001ac775"/>
    </style:style>
    <style:style style:name="P7" style:family="paragraph" style:parent-style-name="Standard">
      <style:text-properties officeooo:paragraph-rsid="001f250d"/>
    </style:style>
    <style:style style:name="P8" style:family="paragraph" style:parent-style-name="Standard">
      <style:text-properties officeooo:paragraph-rsid="0021e291"/>
    </style:style>
    <style:style style:name="P9" style:family="paragraph" style:parent-style-name="Standard">
      <style:text-properties officeooo:paragraph-rsid="00248e3a"/>
    </style:style>
    <style:style style:name="P10" style:family="paragraph" style:parent-style-name="Standard">
      <style:text-properties officeooo:paragraph-rsid="00255ef5"/>
    </style:style>
    <style:style style:name="P11" style:family="paragraph" style:parent-style-name="Standard">
      <style:text-properties officeooo:paragraph-rsid="0029de1e"/>
    </style:style>
    <style:style style:name="P12" style:family="paragraph" style:parent-style-name="Standard">
      <style:text-properties officeooo:paragraph-rsid="002b7766"/>
    </style:style>
    <style:style style:name="P13" style:family="paragraph" style:parent-style-name="Standard">
      <style:text-properties officeooo:paragraph-rsid="002ce38f"/>
    </style:style>
    <style:style style:name="P14" style:family="paragraph" style:parent-style-name="Standard">
      <style:text-properties officeooo:paragraph-rsid="002f427e"/>
    </style:style>
    <style:style style:name="P15" style:family="paragraph" style:parent-style-name="Standard">
      <style:text-properties officeooo:paragraph-rsid="002f6647"/>
    </style:style>
    <style:style style:name="P16" style:family="paragraph" style:parent-style-name="Standard">
      <style:text-properties officeooo:paragraph-rsid="00317ffa"/>
    </style:style>
    <style:style style:name="P17" style:family="paragraph" style:parent-style-name="Standard">
      <style:text-properties officeooo:paragraph-rsid="003839e0"/>
    </style:style>
    <style:style style:name="P18" style:family="paragraph" style:parent-style-name="Standard">
      <style:text-properties officeooo:paragraph-rsid="003cfae1"/>
    </style:style>
    <style:style style:name="P19" style:family="paragraph" style:parent-style-name="Standard">
      <style:text-properties officeooo:paragraph-rsid="003d6acc"/>
    </style:style>
    <style:style style:name="P20" style:family="paragraph" style:parent-style-name="Standard">
      <style:paragraph-properties fo:break-before="page"/>
      <style:text-properties officeooo:paragraph-rsid="001ac775"/>
    </style:style>
    <style:style style:name="P21" style:family="paragraph" style:parent-style-name="Standard">
      <style:paragraph-properties fo:break-before="page"/>
      <style:text-properties officeooo:paragraph-rsid="00248e3a"/>
    </style:style>
    <style:style style:name="P22" style:family="paragraph" style:parent-style-name="Standard">
      <style:paragraph-properties fo:break-before="page"/>
      <style:text-properties officeooo:paragraph-rsid="002f427e"/>
    </style:style>
    <style:style style:name="P23" style:family="paragraph" style:parent-style-name="Standard">
      <style:paragraph-properties fo:break-before="page"/>
      <style:text-properties officeooo:paragraph-rsid="00317ffa"/>
    </style:style>
    <style:style style:name="P24" style:family="paragraph" style:parent-style-name="Standard">
      <style:paragraph-properties fo:break-before="page"/>
      <style:text-properties officeooo:paragraph-rsid="00398c06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officeooo:rsid="0014196d" officeooo:paragraph-rsid="0014196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14126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16e3b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1ac77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1f250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1e29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48e3a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55ef5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9de1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b776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ce38f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f427e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2f6647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1pt" officeooo:rsid="00141268" officeooo:paragraph-rsid="00317ffa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14196d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16e3b1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1ac77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1f250d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1e291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48e3a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55ef5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9de1e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b7766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ce38f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f427e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2f664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1pt" officeooo:rsid="0014196d" officeooo:paragraph-rsid="00317ffa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1pt" officeooo:paragraph-rsid="003839e0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1pt" officeooo:paragraph-rsid="00398c06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1pt" officeooo:paragraph-rsid="003cfae1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1pt" officeooo:paragraph-rsid="003d6acc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1pt" officeooo:rsid="0002c99b" officeooo:paragraph-rsid="0014196d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1pt" officeooo:rsid="00028af9" officeooo:paragraph-rsid="0014196d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1f250d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1e291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48e3a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55ef5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9de1e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b7766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ce38f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Ubuntu" fo:font-size="11pt" officeooo:rsid="001f250d" officeooo:paragraph-rsid="002f427e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Ubuntu" fo:font-size="11pt" officeooo:rsid="0021e291" officeooo:paragraph-rsid="0021e291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Ubuntu" fo:font-size="11pt" officeooo:rsid="00248e3a" officeooo:paragraph-rsid="00248e3a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1pt" officeooo:rsid="00248e3a" officeooo:paragraph-rsid="00255ef5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29de1e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2b7766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2ce38f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2f427e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2f6647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Ubuntu" fo:font-size="11pt" officeooo:rsid="0029de1e" officeooo:paragraph-rsid="00317ffa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Ubuntu" fo:font-size="11pt" officeooo:rsid="00311ae8" officeooo:paragraph-rsid="00311ae8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Ubuntu" fo:font-size="11pt" officeooo:rsid="00317ffa" officeooo:paragraph-rsid="00317ffa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Ubuntu" fo:font-size="11pt" officeooo:rsid="003496e4" officeooo:paragraph-rsid="003496e4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Ubuntu" fo:font-size="11pt" officeooo:rsid="003496e4" officeooo:paragraph-rsid="003839e0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Ubuntu" fo:font-size="11pt" officeooo:rsid="003496e4" officeooo:paragraph-rsid="00398c06" style:font-size-asian="11pt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1pt" officeooo:rsid="003496e4" officeooo:paragraph-rsid="003cfae1" style:font-size-asian="11pt" style:font-size-complex="11pt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1pt" officeooo:rsid="003496e4" officeooo:paragraph-rsid="003d6acc" style:font-size-asian="11pt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11pt" officeooo:rsid="00364536" officeooo:paragraph-rsid="00364536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Ubuntu" fo:font-size="11pt" officeooo:rsid="00364536" officeooo:paragraph-rsid="003839e0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Ubuntu" fo:font-size="11pt" officeooo:rsid="00364536" officeooo:paragraph-rsid="00398c06" style:font-size-asian="11pt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Ubuntu" fo:font-size="11pt" officeooo:rsid="00364536" officeooo:paragraph-rsid="003cfae1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Ubuntu" fo:font-size="11pt" officeooo:rsid="00364536" officeooo:paragraph-rsid="003d6acc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Ubuntu" fo:font-size="11pt" officeooo:rsid="00398c06" officeooo:paragraph-rsid="00398c06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Ubuntu" fo:font-size="11pt" officeooo:rsid="00398c06" officeooo:paragraph-rsid="003cfae1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Ubuntu" fo:font-size="11pt" officeooo:rsid="00398c06" officeooo:paragraph-rsid="003d6acc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Ubuntu" fo:font-size="11pt" officeooo:rsid="003cfae1" officeooo:paragraph-rsid="003cfae1" style:font-size-asian="11pt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Ubuntu" fo:font-size="11pt" officeooo:rsid="003cfae1" officeooo:paragraph-rsid="003d6acc" style:font-size-asian="11pt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4196d" officeooo:paragraph-rsid="0014196d" style:font-size-asian="11pt" style:font-weight-asian="bold" style:font-size-complex="11pt" style:font-weight-complex="bold"/>
    </style:style>
    <style:style style:name="P95" style:family="paragraph" style:parent-style-name="Table_20_Contents" style:list-style-name="L38">
      <style:text-properties style:font-name="Ubuntu" fo:font-size="11pt" officeooo:rsid="00364536" officeooo:paragraph-rsid="00364536" style:font-size-asian="11pt" style:font-size-complex="11pt"/>
    </style:style>
    <style:style style:name="P96" style:family="paragraph" style:parent-style-name="Table_20_Contents" style:list-style-name="L40">
      <style:text-properties style:font-name="Ubuntu" fo:font-size="11pt" officeooo:rsid="00364536" officeooo:paragraph-rsid="003839e0" style:font-size-asian="11pt" style:font-size-complex="11pt"/>
    </style:style>
    <style:style style:name="P97" style:family="paragraph" style:parent-style-name="Table_20_Contents" style:list-style-name="L42">
      <style:text-properties style:font-name="Ubuntu" fo:font-size="11pt" officeooo:rsid="00364536" officeooo:paragraph-rsid="00398c06" style:font-size-asian="11pt" style:font-size-complex="11pt"/>
    </style:style>
    <style:style style:name="P98" style:family="paragraph" style:parent-style-name="Table_20_Contents" style:list-style-name="L44">
      <style:text-properties style:font-name="Ubuntu" fo:font-size="11pt" officeooo:rsid="00364536" officeooo:paragraph-rsid="003cfae1" style:font-size-asian="11pt" style:font-size-complex="11pt"/>
    </style:style>
    <style:style style:name="P99" style:family="paragraph" style:parent-style-name="Table_20_Contents" style:list-style-name="L46">
      <style:text-properties style:font-name="Ubuntu" fo:font-size="11pt" officeooo:rsid="00364536" officeooo:paragraph-rsid="003d6acc" style:font-size-asian="11pt" style:font-size-complex="11pt"/>
    </style:style>
    <style:style style:name="P100" style:family="paragraph" style:parent-style-name="Table_20_Contents" style:list-style-name="L39">
      <style:text-properties style:font-name="Ubuntu" fo:font-size="11pt" style:font-size-asian="11pt" style:font-size-complex="11pt"/>
    </style:style>
    <style:style style:name="P101" style:family="paragraph" style:parent-style-name="Table_20_Contents" style:list-style-name="L40">
      <style:text-properties style:font-name="Ubuntu" fo:font-size="11pt" officeooo:rsid="003839e0" officeooo:paragraph-rsid="003839e0" style:font-size-asian="11pt" style:font-size-complex="11pt"/>
    </style:style>
    <style:style style:name="P102" style:family="paragraph" style:parent-style-name="Table_20_Contents" style:list-style-name="L41">
      <style:text-properties style:font-name="Ubuntu" fo:font-size="11pt" officeooo:rsid="003839e0" officeooo:paragraph-rsid="003839e0" style:font-size-asian="11pt" style:font-size-complex="11pt"/>
    </style:style>
    <style:style style:name="P103" style:family="paragraph" style:parent-style-name="Table_20_Contents" style:list-style-name="L41">
      <style:text-properties style:font-name="Ubuntu" fo:font-size="11pt" officeooo:paragraph-rsid="003839e0" style:font-size-asian="11pt" style:font-size-complex="11pt"/>
    </style:style>
    <style:style style:name="P104" style:family="paragraph" style:parent-style-name="Table_20_Contents" style:list-style-name="L42">
      <style:text-properties style:font-name="Ubuntu" fo:font-size="11pt" officeooo:rsid="00398c06" officeooo:paragraph-rsid="00398c06" style:font-size-asian="11pt" style:font-size-complex="11pt"/>
    </style:style>
    <style:style style:name="P105" style:family="paragraph" style:parent-style-name="Table_20_Contents" style:list-style-name="L43">
      <style:text-properties style:font-name="Ubuntu" fo:font-size="11pt" officeooo:rsid="00398c06" officeooo:paragraph-rsid="00398c06" style:font-size-asian="11pt" style:font-size-complex="11pt"/>
    </style:style>
    <style:style style:name="P106" style:family="paragraph" style:parent-style-name="Table_20_Contents" style:list-style-name="L45">
      <style:text-properties style:font-name="Ubuntu" fo:font-size="11pt" officeooo:rsid="00398c06" officeooo:paragraph-rsid="003cfae1" style:font-size-asian="11pt" style:font-size-complex="11pt"/>
    </style:style>
    <style:style style:name="P107" style:family="paragraph" style:parent-style-name="Table_20_Contents" style:list-style-name="L43">
      <style:text-properties style:font-name="Ubuntu" fo:font-size="11pt" officeooo:paragraph-rsid="00398c06" style:font-size-asian="11pt" style:font-size-complex="11pt"/>
    </style:style>
    <style:style style:name="P108" style:family="paragraph" style:parent-style-name="Table_20_Contents" style:list-style-name="L44">
      <style:text-properties style:font-name="Ubuntu" fo:font-size="11pt" officeooo:rsid="003cfae1" officeooo:paragraph-rsid="003cfae1" style:font-size-asian="11pt" style:font-size-complex="11pt"/>
    </style:style>
    <style:style style:name="P109" style:family="paragraph" style:parent-style-name="Table_20_Contents" style:list-style-name="L46">
      <style:text-properties style:font-name="Ubuntu" fo:font-size="11pt" officeooo:rsid="003cfae1" officeooo:paragraph-rsid="003d6acc" style:font-size-asian="11pt" style:font-size-complex="11pt"/>
    </style:style>
    <style:style style:name="P110" style:family="paragraph" style:parent-style-name="Table_20_Contents" style:list-style-name="L47">
      <style:text-properties style:font-name="Ubuntu" fo:font-size="11pt" officeooo:rsid="003cfae1" officeooo:paragraph-rsid="003db121" style:font-size-asian="11pt" style:font-size-complex="11pt"/>
    </style:style>
    <style:style style:name="P111" style:family="paragraph" style:parent-style-name="Table_20_Contents" style:list-style-name="L45">
      <style:text-properties style:font-name="Ubuntu" fo:font-size="11pt" officeooo:paragraph-rsid="003cfae1" style:font-size-asian="11pt" style:font-size-complex="11pt"/>
    </style:style>
    <style:style style:name="P112" style:family="paragraph" style:parent-style-name="Table_20_Contents" style:list-style-name="L47">
      <style:text-properties style:font-name="Ubuntu" fo:font-size="11pt" officeooo:paragraph-rsid="003d6acc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Ubuntu" fo:font-size="11pt" officeooo:paragraph-rsid="00404292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Ubuntu" fo:font-size="11pt" fo:font-weight="bold" officeooo:paragraph-rsid="0014196d"/>
    </style:style>
    <style:style style:name="P115" style:family="paragraph" style:parent-style-name="Table_20_Contents">
      <style:paragraph-properties fo:text-align="center" style:justify-single-word="false"/>
      <style:text-properties style:font-name="Ubuntu" fo:font-size="12pt" officeooo:rsid="0014196d" officeooo:paragraph-rsid="00404292" style:font-size-asian="12pt" style:font-size-complex="12pt"/>
    </style:style>
    <style:style style:name="P116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14196d" officeooo:paragraph-rsid="0016e3b1" style:font-size-asian="11pt" style:font-size-complex="11pt"/>
    </style:style>
    <style:style style:name="P11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17d59b" officeooo:paragraph-rsid="0016e3b1" style:font-size-asian="11pt" style:font-size-complex="11pt"/>
    </style:style>
    <style:style style:name="P118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-1.293cm"/>
        </style:tab-stops>
      </style:paragraph-properties>
      <style:text-properties style:font-name="Ubuntu" fo:font-size="11pt" officeooo:rsid="0017d59b" officeooo:paragraph-rsid="0016e3b1" style:font-size-asian="11pt" style:font-size-complex="11pt"/>
    </style:style>
    <style:style style:name="P119" style:family="paragraph" style:parent-style-name="Table_20_Contents" style:list-style-name="L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1b6c9f" officeooo:paragraph-rsid="001b6c9f" style:font-size-asian="11pt" style:font-size-complex="11pt"/>
    </style:style>
    <style:style style:name="P120" style:family="paragraph" style:parent-style-name="Table_20_Contents" style:list-style-name="L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1f99b2" officeooo:paragraph-rsid="001f99b2" style:font-size-asian="11pt" style:font-size-complex="11pt"/>
    </style:style>
    <style:style style:name="P121" style:family="paragraph" style:parent-style-name="Table_20_Contents" style:list-style-name="L10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1e291" officeooo:paragraph-rsid="0021e291" style:font-size-asian="11pt" style:font-size-complex="11pt"/>
    </style:style>
    <style:style style:name="P122" style:family="paragraph" style:parent-style-name="Table_20_Contents" style:list-style-name="L1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1e291" officeooo:paragraph-rsid="00248e3a" style:font-size-asian="11pt" style:font-size-complex="11pt"/>
    </style:style>
    <style:style style:name="P123" style:family="paragraph" style:parent-style-name="Table_20_Contents" style:list-style-name="L1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48e3a" officeooo:paragraph-rsid="00248e3a" style:font-size-asian="11pt" style:font-size-complex="11pt"/>
    </style:style>
    <style:style style:name="P124" style:family="paragraph" style:parent-style-name="Table_20_Contents" style:list-style-name="L1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48e3a" officeooo:paragraph-rsid="00255ef5" style:font-size-asian="11pt" style:font-size-complex="11pt"/>
    </style:style>
    <style:style style:name="P125" style:family="paragraph" style:parent-style-name="Table_20_Contents" style:list-style-name="L1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73077" style:font-size-asian="11pt" style:font-size-complex="11pt"/>
    </style:style>
    <style:style style:name="P126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9de1e" style:font-size-asian="11pt" style:font-size-complex="11pt"/>
    </style:style>
    <style:style style:name="P127" style:family="paragraph" style:parent-style-name="Table_20_Contents" style:list-style-name="L2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b7766" style:font-size-asian="11pt" style:font-size-complex="11pt"/>
    </style:style>
    <style:style style:name="P128" style:family="paragraph" style:parent-style-name="Table_20_Contents" style:list-style-name="L25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daee1" style:font-size-asian="11pt" style:font-size-complex="11pt"/>
    </style:style>
    <style:style style:name="P129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f427e" style:font-size-asian="11pt" style:font-size-complex="11pt"/>
    </style:style>
    <style:style style:name="P130" style:family="paragraph" style:parent-style-name="Table_20_Contents" style:list-style-name="L3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73077" officeooo:paragraph-rsid="002f6647" style:font-size-asian="11pt" style:font-size-complex="11pt"/>
    </style:style>
    <style:style style:name="P131" style:family="paragraph" style:parent-style-name="Table_20_Contents" style:list-style-name="L3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f6647" officeooo:paragraph-rsid="002f6647" style:font-size-asian="11pt" style:font-size-complex="11pt"/>
    </style:style>
    <style:style style:name="P132" style:family="paragraph" style:parent-style-name="Table_20_Contents" style:list-style-name="L3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2f6647" officeooo:paragraph-rsid="00317ffa" style:font-size-asian="11pt" style:font-size-complex="11pt"/>
    </style:style>
    <style:style style:name="P133" style:family="paragraph" style:parent-style-name="Table_20_Contents" style:list-style-name="L3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17ffa" officeooo:paragraph-rsid="00317ffa" style:font-size-asian="11pt" style:font-size-complex="11pt"/>
    </style:style>
    <style:style style:name="P134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64536" officeooo:paragraph-rsid="00364536" style:font-size-asian="11pt" style:font-size-complex="11pt"/>
    </style:style>
    <style:style style:name="P135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64536" officeooo:paragraph-rsid="003839e0" style:font-size-asian="11pt" style:font-size-complex="11pt"/>
    </style:style>
    <style:style style:name="P136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64536" officeooo:paragraph-rsid="00398c06" style:font-size-asian="11pt" style:font-size-complex="11pt"/>
    </style:style>
    <style:style style:name="P137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64536" officeooo:paragraph-rsid="003cfae1" style:font-size-asian="11pt" style:font-size-complex="11pt"/>
    </style:style>
    <style:style style:name="P138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officeooo:rsid="00364536" officeooo:paragraph-rsid="003d6acc" style:font-size-asian="11pt" style:font-size-complex="11pt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199565" style:font-size-asian="11pt" style:font-weight-asian="normal" style:font-size-complex="11pt" style:font-weight-complex="normal"/>
    </style:style>
    <style:style style:name="P140" style:family="paragraph" style:parent-style-name="Table_20_Contents" style:list-style-name="L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1ac775" style:font-size-asian="11pt" style:font-weight-asian="normal" style:font-size-complex="11pt" style:font-weight-complex="normal"/>
    </style:style>
    <style:style style:name="P141" style:family="paragraph" style:parent-style-name="Table_20_Contents" style:list-style-name="L9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1f250d" style:font-size-asian="11pt" style:font-weight-asian="normal" style:font-size-complex="11pt" style:font-weight-complex="normal"/>
    </style:style>
    <style:style style:name="P142" style:family="paragraph" style:parent-style-name="Table_20_Contents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1e291" style:font-size-asian="11pt" style:font-weight-asian="normal" style:font-size-complex="11pt" style:font-weight-complex="normal"/>
    </style:style>
    <style:style style:name="P143" style:family="paragraph" style:parent-style-name="Table_20_Contents" style:list-style-name="L15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48e3a" style:font-size-asian="11pt" style:font-weight-asian="normal" style:font-size-complex="11pt" style:font-weight-complex="normal"/>
    </style:style>
    <style:style style:name="P144" style:family="paragraph" style:parent-style-name="Table_20_Contents" style:list-style-name="L1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55ef5" style:font-size-asian="11pt" style:font-weight-asian="normal" style:font-size-complex="11pt" style:font-weight-complex="normal"/>
    </style:style>
    <style:style style:name="P145" style:family="paragraph" style:parent-style-name="Table_20_Contents" style:list-style-name="L2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9de1e" style:font-size-asian="11pt" style:font-weight-asian="normal" style:font-size-complex="11pt" style:font-weight-complex="normal"/>
    </style:style>
    <style:style style:name="P146" style:family="paragraph" style:parent-style-name="Table_20_Contents" style:list-style-name="L2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b7766" style:font-size-asian="11pt" style:font-weight-asian="normal" style:font-size-complex="11pt" style:font-weight-complex="normal"/>
    </style:style>
    <style:style style:name="P147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ce38f" style:font-size-asian="11pt" style:font-weight-asian="normal" style:font-size-complex="11pt" style:font-weight-complex="normal"/>
    </style:style>
    <style:style style:name="P148" style:family="paragraph" style:parent-style-name="Table_20_Contents" style:list-style-name="L30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f427e" style:font-size-asian="11pt" style:font-weight-asian="normal" style:font-size-complex="11pt" style:font-weight-complex="normal"/>
    </style:style>
    <style:style style:name="P149" style:family="paragraph" style:parent-style-name="Table_20_Contents" style:list-style-name="L3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2f6647" style:font-size-asian="11pt" style:font-weight-asian="normal" style:font-size-complex="11pt" style:font-weight-complex="normal"/>
    </style:style>
    <style:style style:name="P150" style:family="paragraph" style:parent-style-name="Table_20_Contents" style:list-style-name="L3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99565" officeooo:paragraph-rsid="00317ffa" style:font-size-asian="11pt" style:font-weight-asian="normal" style:font-size-complex="11pt" style:font-weight-complex="normal"/>
    </style:style>
    <style:style style:name="P151" style:family="paragraph" style:parent-style-name="Table_20_Contents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31d93" style:font-size-asian="11pt" style:font-weight-asian="normal" style:font-size-complex="11pt" style:font-weight-complex="normal"/>
    </style:style>
    <style:style style:name="P152" style:family="paragraph" style:parent-style-name="Table_20_Contents" style:list-style-name="L15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48e3a" style:font-size-asian="11pt" style:font-weight-asian="normal" style:font-size-complex="11pt" style:font-weight-complex="normal"/>
    </style:style>
    <style:style style:name="P153" style:family="paragraph" style:parent-style-name="Table_20_Contents" style:list-style-name="L1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55ef5" style:font-size-asian="11pt" style:font-weight-asian="normal" style:font-size-complex="11pt" style:font-weight-complex="normal"/>
    </style:style>
    <style:style style:name="P154" style:family="paragraph" style:parent-style-name="Table_20_Contents" style:list-style-name="L2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9de1e" style:font-size-asian="11pt" style:font-weight-asian="normal" style:font-size-complex="11pt" style:font-weight-complex="normal"/>
    </style:style>
    <style:style style:name="P155" style:family="paragraph" style:parent-style-name="Table_20_Contents" style:list-style-name="L2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b7766" style:font-size-asian="11pt" style:font-weight-asian="normal" style:font-size-complex="11pt" style:font-weight-complex="normal"/>
    </style:style>
    <style:style style:name="P156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ce38f" style:font-size-asian="11pt" style:font-weight-asian="normal" style:font-size-complex="11pt" style:font-weight-complex="normal"/>
    </style:style>
    <style:style style:name="P157" style:family="paragraph" style:parent-style-name="Table_20_Contents" style:list-style-name="L30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f427e" style:font-size-asian="11pt" style:font-weight-asian="normal" style:font-size-complex="11pt" style:font-weight-complex="normal"/>
    </style:style>
    <style:style style:name="P158" style:family="paragraph" style:parent-style-name="Table_20_Contents" style:list-style-name="L3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f6647" style:font-size-asian="11pt" style:font-weight-asian="normal" style:font-size-complex="11pt" style:font-weight-complex="normal"/>
    </style:style>
    <style:style style:name="P159" style:family="paragraph" style:parent-style-name="Table_20_Contents" style:list-style-name="L3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317ffa" style:font-size-asian="11pt" style:font-weight-asian="normal" style:font-size-complex="11pt" style:font-weight-complex="normal"/>
    </style:style>
    <style:style style:name="P160" style:family="paragraph" style:parent-style-name="Table_20_Contents" style:list-style-name="L1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73077" style:font-size-asian="11pt" style:font-weight-asian="normal" style:font-size-complex="11pt" style:font-weight-complex="normal"/>
    </style:style>
    <style:style style:name="P161" style:family="paragraph" style:parent-style-name="Table_20_Contents" style:list-style-name="L2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9de1e" style:font-size-asian="11pt" style:font-weight-asian="normal" style:font-size-complex="11pt" style:font-weight-complex="normal"/>
    </style:style>
    <style:style style:name="P162" style:family="paragraph" style:parent-style-name="Table_20_Contents" style:list-style-name="L2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b7766" style:font-size-asian="11pt" style:font-weight-asian="normal" style:font-size-complex="11pt" style:font-weight-complex="normal"/>
    </style:style>
    <style:style style:name="P163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ce38f" style:font-size-asian="11pt" style:font-weight-asian="normal" style:font-size-complex="11pt" style:font-weight-complex="normal"/>
    </style:style>
    <style:style style:name="P164" style:family="paragraph" style:parent-style-name="Table_20_Contents" style:list-style-name="L30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f427e" style:font-size-asian="11pt" style:font-weight-asian="normal" style:font-size-complex="11pt" style:font-weight-complex="normal"/>
    </style:style>
    <style:style style:name="P165" style:family="paragraph" style:parent-style-name="Table_20_Contents" style:list-style-name="L3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f6647" style:font-size-asian="11pt" style:font-weight-asian="normal" style:font-size-complex="11pt" style:font-weight-complex="normal"/>
    </style:style>
    <style:style style:name="P166" style:family="paragraph" style:parent-style-name="Table_20_Contents" style:list-style-name="L3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337393" officeooo:paragraph-rsid="00337393" style:font-size-asian="11pt" style:font-weight-asian="normal" style:font-size-complex="11pt" style:font-weight-complex="normal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199565" style:font-size-asian="11pt" style:font-weight-asian="bold" style:font-size-complex="11pt" style:font-weight-complex="bold"/>
    </style:style>
    <style:style style:name="P168" style:family="paragraph" style:parent-style-name="Table_20_Contents" style:list-style-name="L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1ac775" style:font-size-asian="11pt" style:font-weight-asian="bold" style:font-size-complex="11pt" style:font-weight-complex="bold"/>
    </style:style>
    <style:style style:name="P169" style:family="paragraph" style:parent-style-name="Table_20_Contents" style:list-style-name="L9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1f250d" style:font-size-asian="11pt" style:font-weight-asian="bold" style:font-size-complex="11pt" style:font-weight-complex="bold"/>
    </style:style>
    <style:style style:name="P170" style:family="paragraph" style:parent-style-name="Table_20_Contents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1e291" style:font-size-asian="11pt" style:font-weight-asian="bold" style:font-size-complex="11pt" style:font-weight-complex="bold"/>
    </style:style>
    <style:style style:name="P171" style:family="paragraph" style:parent-style-name="Table_20_Contents" style:list-style-name="L15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48e3a" style:font-size-asian="11pt" style:font-weight-asian="bold" style:font-size-complex="11pt" style:font-weight-complex="bold"/>
    </style:style>
    <style:style style:name="P172" style:family="paragraph" style:parent-style-name="Table_20_Contents" style:list-style-name="L18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55ef5" style:font-size-asian="11pt" style:font-weight-asian="bold" style:font-size-complex="11pt" style:font-weight-complex="bold"/>
    </style:style>
    <style:style style:name="P173" style:family="paragraph" style:parent-style-name="Table_20_Contents" style:list-style-name="L2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9de1e" style:font-size-asian="11pt" style:font-weight-asian="bold" style:font-size-complex="11pt" style:font-weight-complex="bold"/>
    </style:style>
    <style:style style:name="P174" style:family="paragraph" style:parent-style-name="Table_20_Contents" style:list-style-name="L24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b7766" style:font-size-asian="11pt" style:font-weight-asian="bold" style:font-size-complex="11pt" style:font-weight-complex="bold"/>
    </style:style>
    <style:style style:name="P175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ce38f" style:font-size-asian="11pt" style:font-weight-asian="bold" style:font-size-complex="11pt" style:font-weight-complex="bold"/>
    </style:style>
    <style:style style:name="P176" style:family="paragraph" style:parent-style-name="Table_20_Contents" style:list-style-name="L30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f427e" style:font-size-asian="11pt" style:font-weight-asian="bold" style:font-size-complex="11pt" style:font-weight-complex="bold"/>
    </style:style>
    <style:style style:name="P177" style:family="paragraph" style:parent-style-name="Table_20_Contents" style:list-style-name="L3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2f6647" style:font-size-asian="11pt" style:font-weight-asian="bold" style:font-size-complex="11pt" style:font-weight-complex="bold"/>
    </style:style>
    <style:style style:name="P178" style:family="paragraph" style:parent-style-name="Table_20_Contents" style:list-style-name="L36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99565" officeooo:paragraph-rsid="00317ffa" style:font-size-asian="11pt" style:font-weight-asian="bold" style:font-size-complex="11pt" style:font-weight-complex="bold"/>
    </style:style>
    <style:style style:name="P179" style:family="paragraph" style:parent-style-name="Table_20_Contents" style:list-style-name="L37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3839e0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101cm" style:auto-text-indent="false" fo:background-color="transparent" text:number-lines="false" text:line-number="0">
        <style:tab-stops/>
      </style:paragraph-properties>
      <style:text-properties style:font-name="Ubuntu" fo:font-size="11pt" officeooo:rsid="0017d59b" officeooo:paragraph-rsid="0016e3b1" style:font-size-asian="11pt" style:font-size-complex="11pt"/>
    </style:style>
    <style:style style:name="P181" style:family="paragraph" style:parent-style-name="Table_20_Contents" style:list-style-name="L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paragraph-rsid="0017d59b"/>
    </style:style>
    <style:style style:name="P182" style:family="paragraph" style:parent-style-name="Table_20_Contents" style:list-style-name="L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paragraph-rsid="001ac775"/>
    </style:style>
    <style:style style:name="P183" style:family="paragraph" style:parent-style-name="Table_20_Contents" style:list-style-name="L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7d59b" officeooo:paragraph-rsid="0017d59b" style:font-size-asian="11pt" style:font-weight-asian="normal" style:font-size-complex="11pt" style:font-weight-complex="normal"/>
    </style:style>
    <style:style style:name="P184" style:family="paragraph" style:parent-style-name="Table_20_Contents" style:list-style-name="L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7d59b" officeooo:paragraph-rsid="001ac775" style:font-size-asian="11pt" style:font-weight-asian="normal" style:font-size-complex="11pt" style:font-weight-complex="normal"/>
    </style:style>
    <style:style style:name="P185" style:family="paragraph" style:parent-style-name="Table_20_Contents" style:list-style-name="L8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7d59b" officeooo:paragraph-rsid="001f250d" style:font-size-asian="11pt" style:font-weight-asian="normal" style:font-size-complex="11pt" style:font-weight-complex="normal"/>
    </style:style>
    <style:style style:name="P186" style:family="paragraph" style:parent-style-name="Table_20_Contents" style:list-style-name="L11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7d59b" officeooo:paragraph-rsid="0021e291" style:font-size-asian="11pt" style:font-weight-asian="normal" style:font-size-complex="11pt" style:font-weight-complex="normal"/>
    </style:style>
    <style:style style:name="P187" style:family="paragraph" style:parent-style-name="Table_20_Contents" style:list-style-name="L14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17d59b" officeooo:paragraph-rsid="00248e3a" style:font-size-asian="11pt" style:font-weight-asian="normal" style:font-size-complex="11pt" style:font-weight-complex="normal"/>
    </style:style>
    <style:style style:name="P188" style:family="paragraph" style:parent-style-name="Table_20_Contents" style:list-style-name="L8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05a00" style:font-size-asian="11pt" style:font-weight-asian="normal" style:font-size-complex="11pt" style:font-weight-complex="normal"/>
    </style:style>
    <style:style style:name="P189" style:family="paragraph" style:parent-style-name="Table_20_Contents" style:list-style-name="L11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1e291" style:font-size-asian="11pt" style:font-weight-asian="normal" style:font-size-complex="11pt" style:font-weight-complex="normal"/>
    </style:style>
    <style:style style:name="P190" style:family="paragraph" style:parent-style-name="Table_20_Contents" style:list-style-name="L14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48e3a" style:font-size-asian="11pt" style:font-weight-asian="normal" style:font-size-complex="11pt" style:font-weight-complex="normal"/>
    </style:style>
    <style:style style:name="P191" style:family="paragraph" style:parent-style-name="Table_20_Contents" style:list-style-name="L17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55ef5" style:font-size-asian="11pt" style:font-weight-asian="normal" style:font-size-complex="11pt" style:font-weight-complex="normal"/>
    </style:style>
    <style:style style:name="P192" style:family="paragraph" style:parent-style-name="Table_20_Contents" style:list-style-name="L20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9de1e" style:font-size-asian="11pt" style:font-weight-asian="normal" style:font-size-complex="11pt" style:font-weight-complex="normal"/>
    </style:style>
    <style:style style:name="P193" style:family="paragraph" style:parent-style-name="Table_20_Contents" style:list-style-name="L23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b7766" style:font-size-asian="11pt" style:font-weight-asian="normal" style:font-size-complex="11pt" style:font-weight-complex="normal"/>
    </style:style>
    <style:style style:name="P194" style:family="paragraph" style:parent-style-name="Table_20_Contents" style:list-style-name="L26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ce38f" style:font-size-asian="11pt" style:font-weight-asian="normal" style:font-size-complex="11pt" style:font-weight-complex="normal"/>
    </style:style>
    <style:style style:name="P195" style:family="paragraph" style:parent-style-name="Table_20_Contents" style:list-style-name="L29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f427e" style:font-size-asian="11pt" style:font-weight-asian="normal" style:font-size-complex="11pt" style:font-weight-complex="normal"/>
    </style:style>
    <style:style style:name="P196" style:family="paragraph" style:parent-style-name="Table_20_Contents" style:list-style-name="L3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2f6647" style:font-size-asian="11pt" style:font-weight-asian="normal" style:font-size-complex="11pt" style:font-weight-complex="normal"/>
    </style:style>
    <style:style style:name="P197" style:family="paragraph" style:parent-style-name="Table_20_Contents" style:list-style-name="L3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05a00" officeooo:paragraph-rsid="00317ffa" style:font-size-asian="11pt" style:font-weight-asian="normal" style:font-size-complex="11pt" style:font-weight-complex="normal"/>
    </style:style>
    <style:style style:name="P198" style:family="paragraph" style:parent-style-name="Table_20_Contents" style:list-style-name="L11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31d93" style:font-size-asian="11pt" style:font-weight-asian="normal" style:font-size-complex="11pt" style:font-weight-complex="normal"/>
    </style:style>
    <style:style style:name="P199" style:family="paragraph" style:parent-style-name="Table_20_Contents" style:list-style-name="L14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48e3a" style:font-size-asian="11pt" style:font-weight-asian="normal" style:font-size-complex="11pt" style:font-weight-complex="normal"/>
    </style:style>
    <style:style style:name="P200" style:family="paragraph" style:parent-style-name="Table_20_Contents" style:list-style-name="L17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55ef5" style:font-size-asian="11pt" style:font-weight-asian="normal" style:font-size-complex="11pt" style:font-weight-complex="normal"/>
    </style:style>
    <style:style style:name="P201" style:family="paragraph" style:parent-style-name="Table_20_Contents" style:list-style-name="L20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9de1e" style:font-size-asian="11pt" style:font-weight-asian="normal" style:font-size-complex="11pt" style:font-weight-complex="normal"/>
    </style:style>
    <style:style style:name="P202" style:family="paragraph" style:parent-style-name="Table_20_Contents" style:list-style-name="L23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b7766" style:font-size-asian="11pt" style:font-weight-asian="normal" style:font-size-complex="11pt" style:font-weight-complex="normal"/>
    </style:style>
    <style:style style:name="P203" style:family="paragraph" style:parent-style-name="Table_20_Contents" style:list-style-name="L26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ce38f" style:font-size-asian="11pt" style:font-weight-asian="normal" style:font-size-complex="11pt" style:font-weight-complex="normal"/>
    </style:style>
    <style:style style:name="P204" style:family="paragraph" style:parent-style-name="Table_20_Contents" style:list-style-name="L29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f427e" style:font-size-asian="11pt" style:font-weight-asian="normal" style:font-size-complex="11pt" style:font-weight-complex="normal"/>
    </style:style>
    <style:style style:name="P205" style:family="paragraph" style:parent-style-name="Table_20_Contents" style:list-style-name="L3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2f6647" style:font-size-asian="11pt" style:font-weight-asian="normal" style:font-size-complex="11pt" style:font-weight-complex="normal"/>
    </style:style>
    <style:style style:name="P206" style:family="paragraph" style:parent-style-name="Table_20_Contents" style:list-style-name="L3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31d93" officeooo:paragraph-rsid="00317ffa" style:font-size-asian="11pt" style:font-weight-asian="normal" style:font-size-complex="11pt" style:font-weight-complex="normal"/>
    </style:style>
    <style:style style:name="P207" style:family="paragraph" style:parent-style-name="Table_20_Contents" style:list-style-name="L17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73077" officeooo:paragraph-rsid="00273077" style:font-size-asian="11pt" style:font-weight-asian="normal" style:font-size-complex="11pt" style:font-weight-complex="normal"/>
    </style:style>
    <style:style style:name="P208" style:family="paragraph" style:parent-style-name="Table_20_Contents" style:list-style-name="L20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29de1e" style:font-size-asian="11pt" style:font-weight-asian="normal" style:font-size-complex="11pt" style:font-weight-complex="normal"/>
    </style:style>
    <style:style style:name="P209" style:family="paragraph" style:parent-style-name="Table_20_Contents" style:list-style-name="L23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2b7766" style:font-size-asian="11pt" style:font-weight-asian="normal" style:font-size-complex="11pt" style:font-weight-complex="normal"/>
    </style:style>
    <style:style style:name="P210" style:family="paragraph" style:parent-style-name="Table_20_Contents" style:list-style-name="L26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2ce38f" style:font-size-asian="11pt" style:font-weight-asian="normal" style:font-size-complex="11pt" style:font-weight-complex="normal"/>
    </style:style>
    <style:style style:name="P211" style:family="paragraph" style:parent-style-name="Table_20_Contents" style:list-style-name="L29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2f427e" style:font-size-asian="11pt" style:font-weight-asian="normal" style:font-size-complex="11pt" style:font-weight-complex="normal"/>
    </style:style>
    <style:style style:name="P212" style:family="paragraph" style:parent-style-name="Table_20_Contents" style:list-style-name="L3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2f6647" style:font-size-asian="11pt" style:font-weight-asian="normal" style:font-size-complex="11pt" style:font-weight-complex="normal"/>
    </style:style>
    <style:style style:name="P213" style:family="paragraph" style:parent-style-name="Table_20_Contents" style:list-style-name="L3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29de1e" officeooo:paragraph-rsid="00317ffa" style:font-size-asian="11pt" style:font-weight-asian="normal" style:font-size-complex="11pt" style:font-weight-complex="normal"/>
    </style:style>
    <style:style style:name="P214" style:family="paragraph" style:parent-style-name="Table_20_Contents" style:list-style-name="L3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normal" officeooo:rsid="00337393" officeooo:paragraph-rsid="00337393" style:font-size-asian="11pt" style:font-weight-asian="normal" style:font-size-complex="11pt" style:font-weight-complex="normal"/>
    </style:style>
    <style:style style:name="P215" style:family="paragraph" style:parent-style-name="Table_20_Contents" style:list-style-name="L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7d59b" officeooo:paragraph-rsid="0017d59b" style:font-size-asian="11pt" style:font-weight-asian="bold" style:font-size-complex="11pt" style:font-weight-complex="bold"/>
    </style:style>
    <style:style style:name="P216" style:family="paragraph" style:parent-style-name="Table_20_Contents" style:list-style-name="L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7d59b" officeooo:paragraph-rsid="001ac775" style:font-size-asian="11pt" style:font-weight-asian="bold" style:font-size-complex="11pt" style:font-weight-complex="bold"/>
    </style:style>
    <style:style style:name="P217" style:family="paragraph" style:parent-style-name="Table_20_Contents" style:list-style-name="L8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17d59b" officeooo:paragraph-rsid="001f250d" style:font-size-asian="11pt" style:font-weight-asian="bold" style:font-size-complex="11pt" style:font-weight-complex="bold"/>
    </style:style>
    <style:style style:name="P218" style:family="paragraph" style:parent-style-name="Table_20_Contents" style:list-style-name="L11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31d93" officeooo:paragraph-rsid="00231d93" style:font-size-asian="11pt" style:font-weight-asian="bold" style:font-size-complex="11pt" style:font-weight-complex="bold"/>
    </style:style>
    <style:style style:name="P219" style:family="paragraph" style:parent-style-name="Table_20_Contents" style:list-style-name="L14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48e3a" style:font-size-asian="11pt" style:font-weight-asian="bold" style:font-size-complex="11pt" style:font-weight-complex="bold"/>
    </style:style>
    <style:style style:name="P220" style:family="paragraph" style:parent-style-name="Table_20_Contents" style:list-style-name="L17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55ef5" style:font-size-asian="11pt" style:font-weight-asian="bold" style:font-size-complex="11pt" style:font-weight-complex="bold"/>
    </style:style>
    <style:style style:name="P221" style:family="paragraph" style:parent-style-name="Table_20_Contents" style:list-style-name="L20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9de1e" style:font-size-asian="11pt" style:font-weight-asian="bold" style:font-size-complex="11pt" style:font-weight-complex="bold"/>
    </style:style>
    <style:style style:name="P222" style:family="paragraph" style:parent-style-name="Table_20_Contents" style:list-style-name="L23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b7766" style:font-size-asian="11pt" style:font-weight-asian="bold" style:font-size-complex="11pt" style:font-weight-complex="bold"/>
    </style:style>
    <style:style style:name="P223" style:family="paragraph" style:parent-style-name="Table_20_Contents" style:list-style-name="L26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ce38f" style:font-size-asian="11pt" style:font-weight-asian="bold" style:font-size-complex="11pt" style:font-weight-complex="bold"/>
    </style:style>
    <style:style style:name="P224" style:family="paragraph" style:parent-style-name="Table_20_Contents" style:list-style-name="L29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f427e" style:font-size-asian="11pt" style:font-weight-asian="bold" style:font-size-complex="11pt" style:font-weight-complex="bold"/>
    </style:style>
    <style:style style:name="P225" style:family="paragraph" style:parent-style-name="Table_20_Contents" style:list-style-name="L32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2f6647" style:font-size-asian="11pt" style:font-weight-asian="bold" style:font-size-complex="11pt" style:font-weight-complex="bold"/>
    </style:style>
    <style:style style:name="P226" style:family="paragraph" style:parent-style-name="Table_20_Contents" style:list-style-name="L35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Ubuntu" fo:font-size="11pt" fo:font-weight="bold" officeooo:rsid="00248e3a" officeooo:paragraph-rsid="00317ffa" style:font-size-asian="11pt" style:font-weight-asian="bold" style:font-size-complex="11pt" style:font-weight-complex="bold"/>
    </style:style>
    <style:style style:name="P227" style:family="paragraph" style:parent-style-name="Table_20_Contents" style:list-style-name="L11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officeooo:rsid="00231d93" officeooo:paragraph-rsid="00231d93"/>
    </style:style>
    <style:style style:name="T1" style:family="text">
      <style:text-properties style:font-name="Ubuntu"/>
    </style:style>
    <style:style style:name="T2" style:family="text">
      <style:text-properties style:font-name="Ubuntu" officeooo:rsid="0002c99b"/>
    </style:style>
    <style:style style:name="T3" style:family="text">
      <style:text-properties style:font-name="Ubuntu" officeooo:rsid="00028af9"/>
    </style:style>
    <style:style style:name="T4" style:family="text">
      <style:text-properties style:font-name="Ubuntu" fo:font-size="11pt" officeooo:rsid="00028af9" style:font-size-asian="11pt" style:font-size-complex="11pt"/>
    </style:style>
    <style:style style:name="T5" style:family="text">
      <style:text-properties style:font-name="Ubuntu" fo:font-size="11pt" officeooo:rsid="0002c99b" style:font-size-asian="11pt" style:font-size-complex="11pt"/>
    </style:style>
    <style:style style:name="T6" style:family="text">
      <style:text-properties style:font-name="Ubuntu" fo:font-size="11pt" officeooo:rsid="00364536" style:font-size-asian="11pt" style:font-size-complex="11pt"/>
    </style:style>
    <style:style style:name="T7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Ubuntu" fo:font-size="11pt" fo:font-weight="normal" officeooo:rsid="0005545c" style:font-size-asian="11pt" style:font-weight-asian="normal" style:font-size-complex="11pt" style:font-weight-complex="normal"/>
    </style:style>
    <style:style style:name="T9" style:family="text">
      <style:text-properties style:font-name="Ubuntu" fo:font-size="11pt" fo:font-weight="normal" officeooo:rsid="0017d59b" style:font-size-asian="11pt" style:font-weight-asian="normal" style:font-size-complex="11pt" style:font-weight-complex="normal"/>
    </style:style>
    <style:style style:name="T10" style:family="text">
      <style:text-properties style:font-name="Ubuntu" fo:font-size="11pt" fo:font-weight="normal" officeooo:rsid="001b6c9f" style:font-size-asian="11pt" style:font-weight-asian="normal" style:font-size-complex="11pt" style:font-weight-complex="normal"/>
    </style:style>
    <style:style style:name="T11" style:family="text">
      <style:text-properties style:font-name="Ubuntu" officeooo:rsid="001578c7"/>
    </style:style>
    <style:style style:name="T12" style:family="text">
      <style:text-properties style:font-name="Ubuntu" officeooo:rsid="0017d59b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38740" style:font-size-asian="11pt" style:font-size-complex="11pt"/>
    </style:style>
    <style:style style:name="T15" style:family="text">
      <style:text-properties fo:font-size="11pt" officeooo:rsid="00028af9" style:font-size-asian="11pt" style:font-size-complex="11pt"/>
    </style:style>
    <style:style style:name="T16" style:family="text">
      <style:text-properties officeooo:rsid="0016e3b1"/>
    </style:style>
    <style:style style:name="T17" style:family="text">
      <style:text-properties officeooo:rsid="001ac775"/>
    </style:style>
    <style:style style:name="T18" style:family="text">
      <style:text-properties officeooo:rsid="001b6c9f"/>
    </style:style>
    <style:style style:name="T19" style:family="text">
      <style:text-properties officeooo:rsid="0007a79e"/>
    </style:style>
    <style:style style:name="T20" style:family="text">
      <style:text-properties officeooo:rsid="001dc3ac"/>
    </style:style>
    <style:style style:name="T21" style:family="text">
      <style:text-properties officeooo:rsid="001f250d"/>
    </style:style>
    <style:style style:name="T22" style:family="text">
      <style:text-properties officeooo:rsid="00205a00"/>
    </style:style>
    <style:style style:name="T23" style:family="text">
      <style:text-properties officeooo:rsid="0020cd0a"/>
    </style:style>
    <style:style style:name="T24" style:family="text">
      <style:text-properties officeooo:rsid="0021e291"/>
    </style:style>
    <style:style style:name="T25" style:family="text">
      <style:text-properties officeooo:rsid="00231d93"/>
    </style:style>
    <style:style style:name="T26" style:family="text">
      <style:text-properties officeooo:rsid="00248e3a"/>
    </style:style>
    <style:style style:name="T27" style:family="text">
      <style:text-properties officeooo:rsid="00255ef5"/>
    </style:style>
    <style:style style:name="T28" style:family="text">
      <style:text-properties officeooo:rsid="00273077"/>
    </style:style>
    <style:style style:name="T29" style:family="text">
      <style:text-properties officeooo:rsid="0029de1e"/>
    </style:style>
    <style:style style:name="T30" style:family="text">
      <style:text-properties officeooo:rsid="002ab004"/>
    </style:style>
    <style:style style:name="T31" style:family="text">
      <style:text-properties officeooo:rsid="002b7766"/>
    </style:style>
    <style:style style:name="T32" style:family="text">
      <style:text-properties officeooo:rsid="002ce38f"/>
    </style:style>
    <style:style style:name="T33" style:family="text">
      <style:text-properties officeooo:rsid="002daee1"/>
    </style:style>
    <style:style style:name="T34" style:family="text">
      <style:text-properties officeooo:rsid="002e8950"/>
    </style:style>
    <style:style style:name="T35" style:family="text">
      <style:text-properties officeooo:rsid="002f427e"/>
    </style:style>
    <style:style style:name="T36" style:family="text">
      <style:text-properties officeooo:rsid="00317ffa"/>
    </style:style>
    <style:style style:name="T37" style:family="text">
      <style:text-properties officeooo:rsid="003382ff"/>
    </style:style>
    <style:style style:name="T38" style:family="text">
      <style:text-properties officeooo:rsid="003839e0"/>
    </style:style>
    <style:style style:name="T39" style:family="text">
      <style:text-properties officeooo:rsid="00398c06"/>
    </style:style>
    <style:style style:name="T40" style:family="text">
      <style:text-properties officeooo:rsid="003cfae1"/>
    </style:style>
    <style:style style:name="T41" style:family="text">
      <style:text-properties officeooo:rsid="003d6acc"/>
    </style:style>
    <style:style style:name="T42" style:family="text">
      <style:text-properties officeooo:rsid="003db121"/>
    </style:style>
    <style:style style:name="T43" style:family="text">
      <style:text-properties officeooo:rsid="003e63dd"/>
    </style:style>
    <style:style style:name="T44" style:family="text">
      <style:text-properties officeooo:rsid="00404292"/>
    </style:style>
    <style:style style:name="T45" style:family="text">
      <style:text-properties officeooo:rsid="00038740"/>
    </style:style>
    <style:style style:name="T46" style:family="text">
      <style:text-properties fo:font-variant="normal" fo:text-transform="none" fo:color="#721c24" fo:font-size="12pt" fo:letter-spacing="normal" fo:font-style="normal" fo:font-weight="normal" officeooo:rsid="00028af9"/>
    </style:style>
    <style:style style:name="T47" style:family="text">
      <style:text-properties fo:font-variant="normal" fo:text-transform="none" fo:color="#000000" fo:font-size="12pt" fo:letter-spacing="normal" fo:font-style="normal" fo:font-weight="normal" officeooo:rsid="00028af9"/>
    </style:style>
    <style:style style:name="T48" style:family="text">
      <style:text-properties fo:font-variant="normal" fo:text-transform="none" fo:color="#000000" fo:font-size="12pt" fo:letter-spacing="normal" fo:font-style="normal" officeooo:rsid="00028af9" style:font-weight-asian="bold" style:font-weight-complex="bold"/>
    </style:style>
    <style:style style:name="T49" style:family="text">
      <style:text-properties officeooo:rsid="00028af9" style:font-size-asian="11pt" style:font-weight-asian="bold" style:font-size-complex="11pt" style:font-weight-complex="bold"/>
    </style:style>
    <style:style style:name="T50" style:family="text">
      <style:text-properties officeooo:rsid="00409142"/>
    </style:style>
    <style:style style:name="T51" style:family="text">
      <style:text-properties officeooo:rsid="0017d5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512cm" fo:margin-left="1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г репорты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7">ID</text:p>
          </table:table-cell>
          <table:table-cell table:style-name="Table1.A1" office:value-type="string">
            <text:p text:style-name="P27">Summary</text:p>
          </table:table-cell>
          <table:table-cell table:style-name="Table1.A1" office:value-type="string">
            <text:p text:style-name="P27">Severity</text:p>
          </table:table-cell>
          <table:table-cell table:style-name="Table1.A1" office:value-type="string">
            <text:p text:style-name="P27">Description</text:p>
          </table:table-cell>
          <table:table-cell table:style-name="Table1.A1" office:value-type="string">
            <text:p text:style-name="P40">Result</text:p>
          </table:table-cell>
          <table:table-cell table:style-name="Table1.A1" office:value-type="string">
            <text:p text:style-name="P40">Expected result</text:p>
          </table:table-cell>
          <table:table-cell table:style-name="Table1.G1" office:value-type="string">
            <text:p text:style-name="P40">Enviroment</text:p>
          </table:table-cell>
        </table:table-row>
        <table:table-row>
          <table:table-cell table:style-name="Table1.A2" office:value-type="string">
            <text:p text:style-name="P27">B1<text:span text:style-name="T23">(T2)</text:span></text:p>
          </table:table-cell>
          <table:table-cell table:style-name="Table1.A2" office:value-type="string">
            <text:p text:style-name="P27">Поле name, на демо форме, не валидирует <text:span text:style-name="T50">2 символа</text:span> <text:s/>согласно требованиям</text:p>
          </table:table-cell>
          <table:table-cell table:style-name="Table1.A2" office:value-type="string">
            <text:p text:style-name="P40">Critical</text:p>
          </table:table-cell>
          <table:table-cell table:style-name="Table1.D2" office:value-type="string">
            <text:p text:style-name="P26"><text:span text:style-name="T13">1. Зайти на demo form </text:span><text:a xlink:type="simple" xlink:href="http://itcareer.pythonanywhere.com/" text:style-name="Internet_20_link" text:visited-style-name="Visited_20_Internet_20_Link"><text:span text:style-name="T13">http://itcareer.pythonanywhere.com/</text:span></text:a></text:p>
            <text:p text:style-name="P40">2. <text:s/>Ввести в поле name Ab.</text:p>
            <text:p text:style-name="P40">3.Ввести в поле Surname <text:span text:style-name="T44">Vovochkin</text:span></text:p>
            <text:p text:style-name="P115"><text:span text:style-name="T13">4. Ввести в поле email </text:span><text:span text:style-name="T14">asap@mail.ru</text:span></text:p>
            <text:p text:style-name="P40">5. <text:span text:style-name="T2">Ввести в поле password Aabc1</text:span></text:p>
            <text:p text:style-name="P58">6. Нажать на кнопку submit</text:p>
          </table:table-cell>
          <table:table-cell table:style-name="Table1.E2" office:value-type="string">
            <text:p text:style-name="P25"><text:span text:style-name="T13">1. Открылась форма </text:span><text:a xlink:type="simple" xlink:href="http://itcareer.pythonanywhere.com/" text:style-name="Internet_20_link" text:visited-style-name="Visited_20_Internet_20_Link"><text:span text:style-name="T13">http://itcareer.pythonanywhere.com/</text:span></text:a></text:p>
            <text:p text:style-name="P40">2. В поле name отображается A<text:span text:style-name="T44">s</text:span></text:p>
            <text:p text:style-name="P40">3. В поле surname отображается <text:span text:style-name="T44">Vovochkin</text:span></text:p>
            <text:p text:style-name="P115"><text:span text:style-name="T13">4. </text:span><text:span text:style-name="T4">В поле </text:span><text:span text:style-name="T5">email</text:span><text:span text:style-name="T4"> отображается </text:span><text:span text:style-name="T14">asap@mail.ru</text:span></text:p>
            <text:p text:style-name="P59">5. В поле password отображается Aabc1</text:p>
            <text:p text:style-name="P114"><text:span text:style-name="T49">6. </text:span><text:span text:style-name="T48">Error: All Fields are Required</text:span></text:p>
          </table:table-cell>
          <table:table-cell table:style-name="Table1.F2" office:value-type="string">
            <text:p text:style-name="P53">1. Открылась форма http://itcareer.pythonanywhere.com/</text:p>
            <text:p text:style-name="P53">2. В поле name отображается A<text:span text:style-name="T44">s</text:span></text:p>
            <text:p text:style-name="P113">3. В поле surname отображается <text:span text:style-name="T44">Vovochkin</text:span></text:p>
            <text:p text:style-name="P113">4. В поле email отображается <text:span text:style-name="T45">asap@mail.ru</text:span></text:p>
            <text:p text:style-name="P53">5. В поле password отображается Aabc1</text:p>
            <text:p text:style-name="P94">6. Success! Hello: As Vasechkin</text:p>
          </table:table-cell>
          <table:table-cell table:style-name="Table1.G2" office:value-type="string">
            <text:p text:style-name="P40">Linux, Elementary OS, VERSION="5.1.7 Hera".</text:p>
            <text:p text:style-name="P40">Браузер Google Chrome Версия 90.0.4430.212 (Официальная сборка), (64 бит)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row>
          <table:table-cell table:style-name="Table2.A1" office:value-type="string">
            <text:p text:style-name="P28">ID</text:p>
          </table:table-cell>
          <table:table-cell table:style-name="Table2.A1" office:value-type="string">
            <text:p text:style-name="P28">Summary</text:p>
          </table:table-cell>
          <table:table-cell table:style-name="Table2.A1" office:value-type="string">
            <text:p text:style-name="P28">Severity</text:p>
          </table:table-cell>
          <table:table-cell table:style-name="Table2.A1" office:value-type="string">
            <text:p text:style-name="P28">Description</text:p>
          </table:table-cell>
          <table:table-cell table:style-name="Table2.A1" office:value-type="string">
            <text:p text:style-name="P41">Result</text:p>
          </table:table-cell>
          <table:table-cell table:style-name="Table2.A1" office:value-type="string">
            <text:p text:style-name="P41">Expected result</text:p>
          </table:table-cell>
          <table:table-cell table:style-name="Table2.G1" office:value-type="string">
            <text:p text:style-name="P41">Enviroment</text:p>
          </table:table-cell>
        </table:table-row>
        <table:table-row>
          <table:table-cell table:style-name="Table2.A2" office:value-type="string">
            <text:p text:style-name="P28">B<text:span text:style-name="T16">2(T3)</text:span></text:p>
          </table:table-cell>
          <table:table-cell table:style-name="Table2.A2" office:value-type="string">
            <text:p text:style-name="P28">Поле name, на демо форме, не валидирует <text:span text:style-name="T16">3</text:span> <text:s/>символ<text:span text:style-name="T16">а</text:span> согласно требованиям</text:p>
          </table:table-cell>
          <table:table-cell table:style-name="Table2.A2" office:value-type="string">
            <text:p text:style-name="P41">Critical</text:p>
          </table:table-cell>
          <table:table-cell table:style-name="Table2.D2" office:value-type="string">
            <text:list xml:id="list75271726" text:style-name="L1">
              <text:list-item>
                <text:p text:style-name="P116"><text:span text:style-name="T2">Ввести в поле name </text:span><text:span text:style-name="T51">Nat</text:span></text:p>
              </text:list-item>
              <text:list-item>
                <text:p text:style-name="P180">Ввести в поле Surname <text:span text:style-name="T50">Vasechkin</text:span></text:p>
              </text:list-item>
              <text:list-item>
                <text:p text:style-name="P117">Ввести в поле email asap@mail.ru</text:p>
              </text:list-item>
              <text:list-item>
                <text:p text:style-name="P118">Ввести в поле password Aabc1</text:p>
              </text:list-item>
              <text:list-item>
                <text:p text:style-name="P118">Нажать на кнопку submit</text:p>
              </text:list-item>
            </text:list>
          </table:table-cell>
          <table:table-cell table:style-name="Table2.E2" office:value-type="string">
            <text:list xml:id="list4045906587" text:style-name="L2">
              <text:list-item>
                <text:p text:style-name="P181"><text:span text:style-name="T8">В </text:span><text:span text:style-name="T9">поле name отображается Nat</text:span></text:p>
              </text:list-item>
              <text:list-item>
                <text:p text:style-name="P183">В поле Surname отображается Vasechkin</text:p>
              </text:list-item>
              <text:list-item>
                <text:p text:style-name="P183">В поле email отображается asap@mail.ru</text:p>
              </text:list-item>
              <text:list-item>
                <text:p text:style-name="P183">В поле password отображается 2WbC2z</text:p>
              </text:list-item>
              <text:list-item>
                <text:p text:style-name="P215">Error: All Fields are Required</text:p>
              </text:list-item>
            </text:list>
          </table:table-cell>
          <table:table-cell table:style-name="Table2.F2" office:value-type="string">
            <text:list xml:id="list3943654033" text:style-name="L3">
              <text:list-item>
                <text:p text:style-name="P139">В поле name отображается Nat</text:p>
              </text:list-item>
              <text:list-item>
                <text:p text:style-name="P139">В <text:s/>поле Surname отображается Vasechkin</text:p>
              </text:list-item>
              <text:list-item>
                <text:p text:style-name="P139">В поле email отображается asap@mail.ru</text:p>
              </text:list-item>
              <text:list-item>
                <text:p text:style-name="P139">В поле password отображается 2WbC2z</text:p>
              </text:list-item>
              <text:list-item>
                <text:p text:style-name="P167">Success! Hello: <text:span text:style-name="T50">Nat</text:span> Vasechkin</text:p>
              </text:list-item>
            </text:list>
          </table:table-cell>
          <table:table-cell table:style-name="Table2.G2" office:value-type="string">
            <text:p text:style-name="P41">Linux, Elementary OS, VERSION="5.1.7 Hera".</text:p>
            <text:p text:style-name="P41">Браузер Google Chrome Версия 90.0.4430.212 (Официальная сборка), (64 бит)</text:p>
          </table:table-cell>
        </table:table-row>
      </table:table>
      <text:p text:style-name="P5"/>
      <text:p text:style-name="P6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9">ID</text:p>
          </table:table-cell>
          <table:table-cell table:style-name="Table3.A1" office:value-type="string">
            <text:p text:style-name="P29">Summary</text:p>
          </table:table-cell>
          <table:table-cell table:style-name="Table3.A1" office:value-type="string">
            <text:p text:style-name="P29">Severity</text:p>
          </table:table-cell>
          <table:table-cell table:style-name="Table3.A1" office:value-type="string">
            <text:p text:style-name="P29">Description</text:p>
          </table:table-cell>
          <table:table-cell table:style-name="Table3.A1" office:value-type="string">
            <text:p text:style-name="P42">Result</text:p>
          </table:table-cell>
          <table:table-cell table:style-name="Table3.A1" office:value-type="string">
            <text:p text:style-name="P42">Expected result</text:p>
          </table:table-cell>
          <table:table-cell table:style-name="Table3.G1" office:value-type="string">
            <text:p text:style-name="P42">Enviroment</text:p>
          </table:table-cell>
        </table:table-row>
        <table:table-row>
          <table:table-cell table:style-name="Table3.A2" office:value-type="string">
            <text:p text:style-name="P29">B<text:span text:style-name="T17">3(T3)</text:span></text:p>
          </table:table-cell>
          <table:table-cell table:style-name="Table3.A2" office:value-type="string">
            <text:p text:style-name="P29">Поле name, на демо форме, не валидирует <text:span text:style-name="T18">255</text:span> <text:s/>симво<text:span text:style-name="T18">лов</text:span> согласно требованиям</text:p>
          </table:table-cell>
          <table:table-cell table:style-name="Table3.A2" office:value-type="string">
            <text:p text:style-name="P42">Critical</text:p>
          </table:table-cell>
          <table:table-cell table:style-name="Table3.D2" office:value-type="string">
            <text:list xml:id="list302833644" text:style-name="L4">
              <text:list-item>
                <text:p text:style-name="P119">Ввести в поле name 255 символов включая только: латинские буквы, тире, нижнее подчеркивание, пробел цифры</text:p>
              </text:list-item>
              <text:list-item>
                <text:p text:style-name="P119">Ввести в поле surname 255 символов, включая только: латинские буквы, тире, нижнее подчеркивание, пробел цифры</text:p>
              </text:list-item>
              <text:list-item>
                <text:p text:style-name="P119">Ввести в поле email 62 символа <text:span text:style-name="T19">в именную часть, 62 символа в доменную часть после собаки до точки, 62 символа после точки.</text:span></text:p>
              </text:list-item>
              <text:list-item>
                <text:p text:style-name="P119">Ввести в поле password 15 символов Aw2dfgshdgfshg4</text:p>
              </text:list-item>
              <text:list-item>
                <text:p text:style-name="P119">Нажать кнопку <text:span text:style-name="T20">S</text:span>ubmit</text:p>
              </text:list-item>
            </text:list>
          </table:table-cell>
          <table:table-cell table:style-name="Table3.E2" office:value-type="string">
            <text:list xml:id="list3568488736" text:style-name="L5">
              <text:list-item>
                <text:p text:style-name="P182"><text:span text:style-name="T8">В </text:span><text:span text:style-name="T9">поле name отображается </text:span><text:span text:style-name="T10">255 символов</text:span></text:p>
              </text:list-item>
              <text:list-item>
                <text:p text:style-name="P184">В поле Surname отображается <text:span text:style-name="T18">255 символов</text:span></text:p>
              </text:list-item>
              <text:list-item>
                <text:p text:style-name="P184">В поле email отображается 62 символа в имен<text:span text:style-name="T18">ной</text:span> час<text:span text:style-name="T18">ти</text:span>, 62 символа в доменн<text:span text:style-name="T18">ой</text:span> част<text:span text:style-name="T18">и</text:span> после собаки до точки, 62 символа после точки.</text:p>
              </text:list-item>
              <text:list-item>
                <text:p text:style-name="P184">В поле password отображается <text:span text:style-name="T18">15 символов</text:span></text:p>
              </text:list-item>
              <text:list-item>
                <text:p text:style-name="P216">Выводится сообщение об ошибке: «Все поля обязательны к заполнению</text:p>
              </text:list-item>
            </text:list>
          </table:table-cell>
          <table:table-cell table:style-name="Table3.F2" office:value-type="string">
            <text:list xml:id="list1251819466" text:style-name="L6">
              <text:list-item>
                <text:p text:style-name="P140">В поле name отображается 255 символов</text:p>
              </text:list-item>
              <text:list-item>
                <text:p text:style-name="P140">В <text:s/>поле Surname отображается 255 символов</text:p>
              </text:list-item>
              <text:list-item>
                <text:p text:style-name="P140">В поле email отображается отображается 62 символа в именной части, 62 символа в доменной части после собаки до точки, 62 символа после точки.</text:p>
              </text:list-item>
              <text:list-item>
                <text:p text:style-name="P140">В поле password отображается <text:span text:style-name="T18">15 символов</text:span></text:p>
              </text:list-item>
              <text:list-item>
                <text:p text:style-name="P168">В<text:span text:style-name="T30">ы</text:span>водится сообщение об успешном выводе</text:p>
              </text:list-item>
            </text:list>
          </table:table-cell>
          <table:table-cell table:style-name="Table3.G2" office:value-type="string">
            <text:p text:style-name="P42">Linux, Elementary OS, VERSION="5.1.7 Hera".</text:p>
            <text:p text:style-name="P42">Браузер Google Chrome Версия 90.0.4430.212 (Официальная сборка), (64 бит)</text:p>
          </table:table-cell>
        </table:table-row>
      </table:table>
      <text:p text:style-name="P6"/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0">ID</text:p>
          </table:table-cell>
          <table:table-cell table:style-name="Table4.A1" office:value-type="string">
            <text:p text:style-name="P30">Summary</text:p>
          </table:table-cell>
          <table:table-cell table:style-name="Table4.A1" office:value-type="string">
            <text:p text:style-name="P30">Severity</text:p>
          </table:table-cell>
          <table:table-cell table:style-name="Table4.A1" office:value-type="string">
            <text:p text:style-name="P30">Description</text:p>
          </table:table-cell>
          <table:table-cell table:style-name="Table4.A1" office:value-type="string">
            <text:p text:style-name="P43">Result</text:p>
          </table:table-cell>
          <table:table-cell table:style-name="Table4.A1" office:value-type="string">
            <text:p text:style-name="P43">Expected result</text:p>
          </table:table-cell>
          <table:table-cell table:style-name="Table4.G1" office:value-type="string">
            <text:p text:style-name="P43">Enviroment</text:p>
          </table:table-cell>
        </table:table-row>
        <table:table-row>
          <table:table-cell table:style-name="Table4.A2" office:value-type="string">
            <text:p text:style-name="P30">B<text:span text:style-name="T21">4(T5)</text:span></text:p>
          </table:table-cell>
          <table:table-cell table:style-name="Table4.A2" office:value-type="string">
            <text:p text:style-name="P60"/>
            <text:p text:style-name="P60">Форма не проходит валидацию при нажатии на Submit, в случае если поле surname пустое, а остальные заполнены корректно</text:p>
          </table:table-cell>
          <table:table-cell table:style-name="Table4.A2" office:value-type="string">
            <text:p text:style-name="P43">Critical</text:p>
          </table:table-cell>
          <table:table-cell table:style-name="Table4.D2" office:value-type="string">
            <text:list xml:id="list1708601993" text:style-name="L7">
              <text:list-item>
                <text:p text:style-name="P120">Ввести в поле name 10 символов Awe-_ 123q</text:p>
              </text:list-item>
              <text:list-item>
                <text:p text:style-name="P120">Поле Surname оставить пустым(оно не обязательное)</text:p>
              </text:list-item>
              <text:list-item>
                <text:p text:style-name="P120">Ввести в поле email 63 символа в именную часть, 63 символа в доменную часть после собаки до точки, 63 символа после точки</text:p>
              </text:list-item>
              <text:list-item>
                <text:p text:style-name="P120">Ввести в поле password 16 символов согласно требованиям Aw2dffgshdgfshg4</text:p>
              </text:list-item>
              <text:list-item>
                <text:p text:style-name="P120">Нажать на кнопку submit</text:p>
              </text:list-item>
            </text:list>
          </table:table-cell>
          <table:table-cell table:style-name="Table4.E2" office:value-type="string">
            <text:list xml:id="list2785412750" text:style-name="L8">
              <text:list-item>
                <text:p text:style-name="P185">В поле name отображается Awe-_ 123q</text:p>
              </text:list-item>
              <text:list-item>
                <text:p text:style-name="P188">Поле пустое</text:p>
              </text:list-item>
              <text:list-item>
                <text:p text:style-name="P185">В поле email отображается <text:s/>63 символа в именную часть, 63 символа в доменную часть после собаки до точки, 63 символа после точки</text:p>
              </text:list-item>
              <text:list-item>
                <text:p text:style-name="P185">В поле password отображается Aw2dffgshdgfshg4</text:p>
              </text:list-item>
              <text:list-item>
                <text:p text:style-name="P217">Выводится сообщение об ошибке: «Все поля обязательны к заполнению</text:p>
              </text:list-item>
            </text:list>
          </table:table-cell>
          <table:table-cell table:style-name="Table4.F2" office:value-type="string">
            <text:list xml:id="list1273979915" text:style-name="L9">
              <text:list-item>
                <text:p text:style-name="P141">В поле name отображается Awe-_ 123q</text:p>
              </text:list-item>
              <text:list-item>
                <text:p text:style-name="P141"><text:span text:style-name="T22">Поле пустое</text:span> </text:p>
              </text:list-item>
              <text:list-item>
                <text:p text:style-name="P141">В поле email отображается <text:s/>63 символа в именную часть, 63 символа в доменную часть после собаки до точки, 63 символа после точки</text:p>
              </text:list-item>
              <text:list-item>
                <text:p text:style-name="P141">В поле password отображается Aw2dffgshdgfshg4</text:p>
              </text:list-item>
              <text:list-item>
                <text:p text:style-name="P169">В<text:span text:style-name="T30">ы</text:span>водится сообщение об успешном выводе</text:p>
              </text:list-item>
            </text:list>
          </table:table-cell>
          <table:table-cell table:style-name="Table4.G2" office:value-type="string">
            <text:p text:style-name="P43">Linux, Elementary OS, VERSION="5.1.7 Hera".</text:p>
            <text:p text:style-name="P43">Браузер Google Chrome Версия 90.0.4430.212 (Официальная сборка), (64 бит)</text:p>
          </table:table-cell>
        </table:table-row>
      </table:table>
      <text:p text:style-name="P7"/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31">ID</text:p>
          </table:table-cell>
          <table:table-cell table:style-name="Table5.A1" office:value-type="string">
            <text:p text:style-name="P31">Summary</text:p>
          </table:table-cell>
          <table:table-cell table:style-name="Table5.A1" office:value-type="string">
            <text:p text:style-name="P31">Severity</text:p>
          </table:table-cell>
          <table:table-cell table:style-name="Table5.A1" office:value-type="string">
            <text:p text:style-name="P31">Description</text:p>
          </table:table-cell>
          <table:table-cell table:style-name="Table5.A1" office:value-type="string">
            <text:p text:style-name="P44">Result</text:p>
          </table:table-cell>
          <table:table-cell table:style-name="Table5.A1" office:value-type="string">
            <text:p text:style-name="P44">Expected result</text:p>
          </table:table-cell>
          <table:table-cell table:style-name="Table5.G1" office:value-type="string">
            <text:p text:style-name="P44">Enviroment</text:p>
          </table:table-cell>
        </table:table-row>
        <table:table-row>
          <table:table-cell table:style-name="Table5.A2" office:value-type="string">
            <text:p text:style-name="P31">B<text:span text:style-name="T24">5(T12)</text:span></text:p>
          </table:table-cell>
          <table:table-cell table:style-name="Table5.A2" office:value-type="string">
            <text:p text:style-name="P61"/>
            <text:p text:style-name="P68">Если заполнить одно поле password валидным значением, а остальные оставить пустыми, Гугл Хром предлагает сохранить пароль</text:p>
          </table:table-cell>
          <table:table-cell table:style-name="Table5.A2" office:value-type="string">
            <text:p text:style-name="P68">Major</text:p>
          </table:table-cell>
          <table:table-cell table:style-name="Table5.D2" office:value-type="string">
            <text:list xml:id="list2619704046" text:style-name="L10">
              <text:list-item>
                <text:p text:style-name="P121">Оставить поле Name пустым</text:p>
              </text:list-item>
              <text:list-item>
                <text:p text:style-name="P121">Оставить поле Surname пустым</text:p>
              </text:list-item>
              <text:list-item>
                <text:p text:style-name="P121">Оставить поле Email пустым</text:p>
              </text:list-item>
              <text:list-item>
                <text:p text:style-name="P121">Ввести в поле password 16 символов согласно требованиям Aw2dffgshdgfshg4</text:p>
              </text:list-item>
              <text:list-item>
                <text:p text:style-name="P121">Нажать на кнопку submit</text:p>
              </text:list-item>
            </text:list>
          </table:table-cell>
          <table:table-cell table:style-name="Table5.E2" office:value-type="string">
            <text:list xml:id="list171265550" text:style-name="L11">
              <text:list-item>
                <text:p text:style-name="P227"><text:span text:style-name="T9">П</text:span><text:span text:style-name="T7">оле пустое</text:span></text:p>
              </text:list-item>
              <text:list-item>
                <text:p text:style-name="P189">Поле пустое</text:p>
              </text:list-item>
              <text:list-item>
                <text:p text:style-name="P198">Поле пустое</text:p>
              </text:list-item>
              <text:list-item>
                <text:p text:style-name="P186">В поле password отображается Aw2dffgshdgfshg4</text:p>
              </text:list-item>
              <text:list-item>
                <text:p text:style-name="P218">Гугл хром предлагает сохранить пароль, с пустым полем имя</text:p>
              </text:list-item>
            </text:list>
          </table:table-cell>
          <table:table-cell table:style-name="Table5.F2" office:value-type="string">
            <text:list xml:id="list2991160797" text:style-name="L12">
              <text:list-item>
                <text:p text:style-name="P151">Поле пустое</text:p>
              </text:list-item>
              <text:list-item>
                <text:p text:style-name="P142"><text:span text:style-name="T22">Поле пустое</text:span> </text:p>
              </text:list-item>
              <text:list-item>
                <text:p text:style-name="P151">Поле пустое</text:p>
              </text:list-item>
              <text:list-item>
                <text:p text:style-name="P142">В поле password отображается Aw2dffgshdgfshg4</text:p>
              </text:list-item>
              <text:list-item>
                <text:p text:style-name="P170">В<text:span text:style-name="T30">ы</text:span>водится сообщение об <text:span text:style-name="T25">ошибке все поля обязательны к заполнению</text:span></text:p>
              </text:list-item>
            </text:list>
          </table:table-cell>
          <table:table-cell table:style-name="Table5.G2" office:value-type="string">
            <text:p text:style-name="P44">Linux, Elementary OS, VERSION="5.1.7 Hera".</text:p>
            <text:p text:style-name="P44">Браузер Google Chrome Версия 90.0.4430.212 (Официальная сборка), (64 бит)</text:p>
          </table:table-cell>
        </table:table-row>
      </table:table>
      <text:p text:style-name="P8"/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32">ID</text:p>
          </table:table-cell>
          <table:table-cell table:style-name="Table6.A1" office:value-type="string">
            <text:p text:style-name="P32">Summary</text:p>
          </table:table-cell>
          <table:table-cell table:style-name="Table6.A1" office:value-type="string">
            <text:p text:style-name="P32">Severity</text:p>
          </table:table-cell>
          <table:table-cell table:style-name="Table6.A1" office:value-type="string">
            <text:p text:style-name="P32">Description</text:p>
          </table:table-cell>
          <table:table-cell table:style-name="Table6.A1" office:value-type="string">
            <text:p text:style-name="P45">Result</text:p>
          </table:table-cell>
          <table:table-cell table:style-name="Table6.A1" office:value-type="string">
            <text:p text:style-name="P45">Expected result</text:p>
          </table:table-cell>
          <table:table-cell table:style-name="Table6.G1" office:value-type="string">
            <text:p text:style-name="P45">Enviroment</text:p>
          </table:table-cell>
        </table:table-row>
        <table:table-row>
          <table:table-cell table:style-name="Table6.A2" office:value-type="string">
            <text:p text:style-name="P32">B<text:span text:style-name="T26">6(T10)</text:span></text:p>
          </table:table-cell>
          <table:table-cell table:style-name="Table6.A2" office:value-type="string">
            <text:p text:style-name="P62"/>
            <text:p text:style-name="P69">Если оставить поле email пустым, а остальные заполнить валидно, при нажатии на Submit форма успешно обрабатывает запрос</text:p>
          </table:table-cell>
          <table:table-cell table:style-name="Table6.A2" office:value-type="string">
            <text:p text:style-name="P69">Critical</text:p>
          </table:table-cell>
          <table:table-cell table:style-name="Table6.D2" office:value-type="string">
            <text:list xml:id="list1769350846" text:style-name="L13">
              <text:list-item>
                <text:p text:style-name="P122">Ввести в поле name 10 символов Awe-_ 123q</text:p>
              </text:list-item>
              <text:list-item>
                <text:p text:style-name="P122">Ввести в поле Surname 10 символов Awe-_ 123q</text:p>
              </text:list-item>
              <text:list-item>
                <text:p text:style-name="P123">Оставить поле Email пустым</text:p>
              </text:list-item>
              <text:list-item>
                <text:p text:style-name="P123">Ввести в поле password 15 символов согласно требованиям Aw2dfgshdgfshg4</text:p>
              </text:list-item>
              <text:list-item>
                <text:p text:style-name="P123">Нажать на кнопку submit</text:p>
              </text:list-item>
            </text:list>
          </table:table-cell>
          <table:table-cell table:style-name="Table6.E2" office:value-type="string">
            <text:list xml:id="list3147377690" text:style-name="L14">
              <text:list-item>
                <text:p text:style-name="P199">В поле name отображается Awe-_ 123q</text:p>
              </text:list-item>
              <text:list-item>
                <text:p text:style-name="P190">В поле Surname отображается Awe-_ 123q</text:p>
              </text:list-item>
              <text:list-item>
                <text:p text:style-name="P199">Поле пустое</text:p>
              </text:list-item>
              <text:list-item>
                <text:p text:style-name="P187">В поле password отображается Aw2dffgshdgfshg4</text:p>
              </text:list-item>
              <text:list-item>
                <text:p text:style-name="P219">Выводится сообщение об успешной отправке</text:p>
              </text:list-item>
            </text:list>
          </table:table-cell>
          <table:table-cell table:style-name="Table6.F2" office:value-type="string">
            <text:list xml:id="list3527497137" text:style-name="L15">
              <text:list-item>
                <text:p text:style-name="P152">В поле name отображается Awe-_ 123q</text:p>
              </text:list-item>
              <text:list-item>
                <text:p text:style-name="P143">В поле Surname отображается Awe-_ 123q</text:p>
              </text:list-item>
              <text:list-item>
                <text:p text:style-name="P152">Поле пустое</text:p>
              </text:list-item>
              <text:list-item>
                <text:p text:style-name="P143">В поле password отображается Aw2dffgshdgfshg4</text:p>
              </text:list-item>
              <text:list-item>
                <text:p text:style-name="P171">В<text:span text:style-name="T30">ы</text:span>водится сообщение об <text:span text:style-name="T25">ошибке все поля обязательны к заполнению</text:span></text:p>
              </text:list-item>
            </text:list>
          </table:table-cell>
          <table:table-cell table:style-name="Table6.G2" office:value-type="string">
            <text:p text:style-name="P45">Linux, Elementary OS, VERSION="5.1.7 Hera".</text:p>
            <text:p text:style-name="P45">Браузер Google Chrome Версия 90.0.4430.212 (Официальная сборка), (64 бит)</text:p>
          </table:table-cell>
        </table:table-row>
      </table:table>
      <text:p text:style-name="P9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33">ID</text:p>
          </table:table-cell>
          <table:table-cell table:style-name="Table7.A1" office:value-type="string">
            <text:p text:style-name="P33">Summary</text:p>
          </table:table-cell>
          <table:table-cell table:style-name="Table7.A1" office:value-type="string">
            <text:p text:style-name="P33">Severity</text:p>
          </table:table-cell>
          <table:table-cell table:style-name="Table7.A1" office:value-type="string">
            <text:p text:style-name="P33">Description</text:p>
          </table:table-cell>
          <table:table-cell table:style-name="Table7.A1" office:value-type="string">
            <text:p text:style-name="P46">Result</text:p>
          </table:table-cell>
          <table:table-cell table:style-name="Table7.A1" office:value-type="string">
            <text:p text:style-name="P46">Expected result</text:p>
          </table:table-cell>
          <table:table-cell table:style-name="Table7.G1" office:value-type="string">
            <text:p text:style-name="P46">Enviroment</text:p>
          </table:table-cell>
        </table:table-row>
        <table:table-row>
          <table:table-cell table:style-name="Table7.A2" office:value-type="string">
            <text:p text:style-name="P33">B<text:span text:style-name="T27">7(T11)</text:span></text:p>
          </table:table-cell>
          <table:table-cell table:style-name="Table7.A2" office:value-type="string">
            <text:p text:style-name="P63"/>
            <text:p text:style-name="P70">Если оставить поле email <text:span text:style-name="T28">и password</text:span> пустым, а остальные заполнить валидно, при нажатии на Submit форма успешно обрабатывает запрос</text:p>
          </table:table-cell>
          <table:table-cell table:style-name="Table7.A2" office:value-type="string">
            <text:p text:style-name="P70">Critical</text:p>
          </table:table-cell>
          <table:table-cell table:style-name="Table7.D2" office:value-type="string">
            <text:list xml:id="list2256424322" text:style-name="L16">
              <text:list-item>
                <text:p text:style-name="P124">Ввести в поле name 10 символов Awe-_ 123q</text:p>
              </text:list-item>
              <text:list-item>
                <text:p text:style-name="P124">Ввести в поле Surname 10 символов Awe-_ 123q</text:p>
              </text:list-item>
              <text:list-item>
                <text:p text:style-name="P124">Оставить поле Email пустым</text:p>
              </text:list-item>
              <text:list-item>
                <text:p text:style-name="P125">Оставить поле password пустым</text:p>
              </text:list-item>
            </text:list>
          </table:table-cell>
          <table:table-cell table:style-name="Table7.E2" office:value-type="string">
            <text:list xml:id="list2237816518" text:style-name="L17">
              <text:list-item>
                <text:p text:style-name="P200">В поле name отображается Awe-_ 123q</text:p>
              </text:list-item>
              <text:list-item>
                <text:p text:style-name="P191">В поле Surname отображается Awe-_ 123q</text:p>
              </text:list-item>
              <text:list-item>
                <text:p text:style-name="P200">Поле пустое</text:p>
              </text:list-item>
              <text:list-item>
                <text:p text:style-name="P207">Пустое поле</text:p>
              </text:list-item>
              <text:list-item>
                <text:p text:style-name="P220">Выводится сообщение об успешной отправке</text:p>
              </text:list-item>
            </text:list>
          </table:table-cell>
          <table:table-cell table:style-name="Table7.F2" office:value-type="string">
            <text:list xml:id="list1206129740" text:style-name="L18">
              <text:list-item>
                <text:p text:style-name="P153">В поле name отображается Awe-_ 123q</text:p>
              </text:list-item>
              <text:list-item>
                <text:p text:style-name="P144">В поле Surname отображается Awe-_ 123q</text:p>
              </text:list-item>
              <text:list-item>
                <text:p text:style-name="P153">Поле пустое</text:p>
              </text:list-item>
              <text:list-item>
                <text:p text:style-name="P160">Пустое поле</text:p>
              </text:list-item>
              <text:list-item>
                <text:p text:style-name="P172">В<text:span text:style-name="T30">ы</text:span>водится сообщение об <text:span text:style-name="T25">ошибке все поля обязательны к заполнению</text:span></text:p>
              </text:list-item>
            </text:list>
          </table:table-cell>
          <table:table-cell table:style-name="Table7.G2" office:value-type="string">
            <text:p text:style-name="P46">Linux, Elementary OS, VERSION="5.1.7 Hera".</text:p>
            <text:p text:style-name="P46">Браузер Google Chrome Версия 90.0.4430.212 (Официальная сборка), (64 бит)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4">ID</text:p>
          </table:table-cell>
          <table:table-cell table:style-name="Table8.A1" office:value-type="string">
            <text:p text:style-name="P34">Summary</text:p>
          </table:table-cell>
          <table:table-cell table:style-name="Table8.A1" office:value-type="string">
            <text:p text:style-name="P34">Severity</text:p>
          </table:table-cell>
          <table:table-cell table:style-name="Table8.A1" office:value-type="string">
            <text:p text:style-name="P34">Description</text:p>
          </table:table-cell>
          <table:table-cell table:style-name="Table8.A1" office:value-type="string">
            <text:p text:style-name="P47">Result</text:p>
          </table:table-cell>
          <table:table-cell table:style-name="Table8.A1" office:value-type="string">
            <text:p text:style-name="P47">Expected result</text:p>
          </table:table-cell>
          <table:table-cell table:style-name="Table8.G1" office:value-type="string">
            <text:p text:style-name="P47">Enviroment</text:p>
          </table:table-cell>
        </table:table-row>
        <table:table-row>
          <table:table-cell table:style-name="Table8.A2" office:value-type="string">
            <text:p text:style-name="P34">B<text:span text:style-name="T29">8(T20)</text:span></text:p>
          </table:table-cell>
          <table:table-cell table:style-name="Table8.A2" office:value-type="string">
            <text:p text:style-name="P64"/>
            <text:p text:style-name="P71">При вводе символов отличных от -_ поле name проходит валидацию</text:p>
          </table:table-cell>
          <table:table-cell table:style-name="Table8.A2" office:value-type="string">
            <text:p text:style-name="P71">Major</text:p>
          </table:table-cell>
          <table:table-cell table:style-name="Table8.D2" office:value-type="string">
            <text:list xml:id="list4092459273" text:style-name="L19">
              <text:list-item>
                <text:p text:style-name="P126">Ввести в поле name ! «@№;$Pavel</text:p>
              </text:list-item>
              <text:list-item>
                <text:p text:style-name="P126">Ввести в поле Surname 10 символов Awe-_ 123q</text:p>
              </text:list-item>
              <text:list-item>
                <text:p text:style-name="P126">Ввести в поле email ae4@c$1.4a!</text:p>
              </text:list-item>
              <text:list-item>
                <text:p text:style-name="P126"><text:s/>Ввести в поле password 15 символов согласно требованиям Aw2dfgshdgfshg4</text:p>
              </text:list-item>
            </text:list>
          </table:table-cell>
          <table:table-cell table:style-name="Table8.E2" office:value-type="string">
            <text:list xml:id="list2006279560" text:style-name="L20">
              <text:list-item>
                <text:p text:style-name="P201">В поле name отображается ! «@№;$Pavel</text:p>
              </text:list-item>
              <text:list-item>
                <text:p text:style-name="P192">В поле Surname отображается Awe-_ 123q</text:p>
              </text:list-item>
              <text:list-item>
                <text:p text:style-name="P208">В поле email отображается <text:s/>ae4@c$1.4a!</text:p>
              </text:list-item>
              <text:list-item>
                <text:p text:style-name="P208">В поле password отображается Aw2dfgshdgfshg4</text:p>
              </text:list-item>
              <text:list-item>
                <text:p text:style-name="P221">Выводится сообщение об успешной отправке</text:p>
              </text:list-item>
            </text:list>
          </table:table-cell>
          <table:table-cell table:style-name="Table8.F2" office:value-type="string">
            <text:list xml:id="list526788232" text:style-name="L21">
              <text:list-item>
                <text:p text:style-name="P154">В поле name отображается ! «@№;$Pavel</text:p>
              </text:list-item>
              <text:list-item>
                <text:p text:style-name="P145">В поле Surname отображается Awe-_ 123q</text:p>
              </text:list-item>
              <text:list-item>
                <text:p text:style-name="P154">В поле email отображается <text:s/>ae4@c$1.4a!</text:p>
              </text:list-item>
              <text:list-item>
                <text:p text:style-name="P161">В поле password отображается Aw2dfgshdgfshg4</text:p>
              </text:list-item>
              <text:list-item>
                <text:p text:style-name="P173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8.G2" office:value-type="string">
            <text:p text:style-name="P47">Linux, Elementary OS, VERSION="5.1.7 Hera".</text:p>
            <text:p text:style-name="P47">Браузер Google Chrome Версия 90.0.4430.212 (Официальная сборка), (64 бит)</text:p>
          </table:table-cell>
        </table:table-row>
      </table:table>
      <text:p text:style-name="P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35">ID</text:p>
          </table:table-cell>
          <table:table-cell table:style-name="Table9.A1" office:value-type="string">
            <text:p text:style-name="P35">Summary</text:p>
          </table:table-cell>
          <table:table-cell table:style-name="Table9.A1" office:value-type="string">
            <text:p text:style-name="P35">Severity</text:p>
          </table:table-cell>
          <table:table-cell table:style-name="Table9.A1" office:value-type="string">
            <text:p text:style-name="P35">Description</text:p>
          </table:table-cell>
          <table:table-cell table:style-name="Table9.A1" office:value-type="string">
            <text:p text:style-name="P48">Result</text:p>
          </table:table-cell>
          <table:table-cell table:style-name="Table9.A1" office:value-type="string">
            <text:p text:style-name="P48">Expected result</text:p>
          </table:table-cell>
          <table:table-cell table:style-name="Table9.G1" office:value-type="string">
            <text:p text:style-name="P48">Enviroment</text:p>
          </table:table-cell>
        </table:table-row>
        <table:table-row>
          <table:table-cell table:style-name="Table9.A2" office:value-type="string">
            <text:p text:style-name="P35">B<text:span text:style-name="T31">9(T21)</text:span></text:p>
          </table:table-cell>
          <table:table-cell table:style-name="Table9.A2" office:value-type="string">
            <text:p text:style-name="P65"/>
            <text:p text:style-name="P72">При вводе <text:span text:style-name="T31">кирилицы</text:span> <text:s/>поле name проходит валидацию</text:p>
          </table:table-cell>
          <table:table-cell table:style-name="Table9.A2" office:value-type="string">
            <text:p text:style-name="P72">Major</text:p>
          </table:table-cell>
          <table:table-cell table:style-name="Table9.D2" office:value-type="string">
            <text:list xml:id="list51815557" text:style-name="L22">
              <text:list-item>
                <text:p text:style-name="P127">Ввести в поле name Кирилицу Асек12-</text:p>
              </text:list-item>
              <text:list-item>
                <text:p text:style-name="P127">Ввести в поле Surname 10 символов Awe-_ 123q</text:p>
              </text:list-item>
              <text:list-item>
                <text:p text:style-name="P127">Ввести в поле email ae4@c$1.4a!</text:p>
              </text:list-item>
              <text:list-item>
                <text:p text:style-name="P127">Ввести в поле password 15 символов согласно требованиям Aw2dfgshdgfshg4</text:p>
              </text:list-item>
            </text:list>
          </table:table-cell>
          <table:table-cell table:style-name="Table9.E2" office:value-type="string">
            <text:list xml:id="list2875932323" text:style-name="L23">
              <text:list-item>
                <text:p text:style-name="P202">В поле name отображается Асек12-</text:p>
              </text:list-item>
              <text:list-item>
                <text:p text:style-name="P193">В поле Surname отображается Awe-_ 123q</text:p>
              </text:list-item>
              <text:list-item>
                <text:p text:style-name="P209">В поле email отображается <text:s/>ae4@c$1.4a!</text:p>
              </text:list-item>
              <text:list-item>
                <text:p text:style-name="P209">В поле password отображается Aw2dfgshdgfshg4</text:p>
              </text:list-item>
              <text:list-item>
                <text:p text:style-name="P222">Выводится сообщение об успешной отправке</text:p>
              </text:list-item>
            </text:list>
          </table:table-cell>
          <table:table-cell table:style-name="Table9.F2" office:value-type="string">
            <text:list xml:id="list3252868716" text:style-name="L24">
              <text:list-item>
                <text:p text:style-name="P155">В поле name отображается Асек12-</text:p>
              </text:list-item>
              <text:list-item>
                <text:p text:style-name="P146">В поле Surname отображается Awe-_ 123q</text:p>
              </text:list-item>
              <text:list-item>
                <text:p text:style-name="P155">В поле email отображается <text:s/>ae4@c$1.4a!</text:p>
              </text:list-item>
              <text:list-item>
                <text:p text:style-name="P162">В поле password отображается Aw2dfgshdgfshg4</text:p>
              </text:list-item>
              <text:list-item>
                <text:p text:style-name="P174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9.G2" office:value-type="string">
            <text:p text:style-name="P48">Linux, Elementary OS, VERSION="5.1.7 Hera".</text:p>
            <text:p text:style-name="P48">Браузер Google Chrome Версия 90.0.4430.212 (Официальная сборка), (64 бит)</text:p>
          </table:table-cell>
        </table:table-row>
      </table:table>
      <text:p text:style-name="P12"/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P36">ID</text:p>
          </table:table-cell>
          <table:table-cell table:style-name="Table10.A1" office:value-type="string">
            <text:p text:style-name="P36">Summary</text:p>
          </table:table-cell>
          <table:table-cell table:style-name="Table10.A1" office:value-type="string">
            <text:p text:style-name="P36">Severity</text:p>
          </table:table-cell>
          <table:table-cell table:style-name="Table10.A1" office:value-type="string">
            <text:p text:style-name="P36">Description</text:p>
          </table:table-cell>
          <table:table-cell table:style-name="Table10.A1" office:value-type="string">
            <text:p text:style-name="P49">Result</text:p>
          </table:table-cell>
          <table:table-cell table:style-name="Table10.A1" office:value-type="string">
            <text:p text:style-name="P49">Expected result</text:p>
          </table:table-cell>
          <table:table-cell table:style-name="Table10.G1" office:value-type="string">
            <text:p text:style-name="P49">Enviroment</text:p>
          </table:table-cell>
        </table:table-row>
        <table:table-row>
          <table:table-cell table:style-name="Table10.A2" office:value-type="string">
            <text:p text:style-name="P36">B<text:span text:style-name="T32">10<text:line-break/>(T22)</text:span></text:p>
          </table:table-cell>
          <table:table-cell table:style-name="Table10.A2" office:value-type="string">
            <text:p text:style-name="P66"/>
            <text:p text:style-name="P73">При вводе символов отличных от -_ <text:span text:style-name="T34">в </text:span>поле <text:span text:style-name="T33">Sur</text:span>name, <text:span text:style-name="T34">форма</text:span> проходит валидацию</text:p>
          </table:table-cell>
          <table:table-cell table:style-name="Table10.A2" office:value-type="string">
            <text:p text:style-name="P73">Major</text:p>
          </table:table-cell>
          <table:table-cell table:style-name="Table10.D2" office:value-type="string">
            <text:list xml:id="list2723435814" text:style-name="L25">
              <text:list-item>
                <text:p text:style-name="P128"><text:span text:style-name="T34">В</text:span>вести в поле name 10 символов Awe-_ 123q</text:p>
              </text:list-item>
              <text:list-item>
                <text:p text:style-name="P128">Ввести в поле Surname ! «@№;$Pavel</text:p>
              </text:list-item>
              <text:list-item>
                <text:p text:style-name="P128">Ввести в поле email ae4@c$1.4a!</text:p>
              </text:list-item>
              <text:list-item>
                <text:p text:style-name="P128">Ввести в поле password 15 символов согласно требованиям Aw2dfgshdgfshg4</text:p>
              </text:list-item>
              <text:list-item>
                <text:p text:style-name="P128">Нажать на кнопку submit</text:p>
              </text:list-item>
            </text:list>
          </table:table-cell>
          <table:table-cell table:style-name="Table10.E2" office:value-type="string">
            <text:list xml:id="list500543291" text:style-name="L26">
              <text:list-item>
                <text:p text:style-name="P203">В поле name отображается Awe-_ 123q</text:p>
              </text:list-item>
              <text:list-item>
                <text:p text:style-name="P194">В поле Surname отображается ! «@№;$Pavel</text:p>
              </text:list-item>
              <text:list-item>
                <text:p text:style-name="P210">В поле email отображается <text:s/>ae4@c$1.4a!</text:p>
              </text:list-item>
              <text:list-item>
                <text:p text:style-name="P210">В поле password отображается Aw2dfgshdgfshg4</text:p>
              </text:list-item>
              <text:list-item>
                <text:p text:style-name="P223">Выводится сообщение об успешной отправке</text:p>
              </text:list-item>
            </text:list>
          </table:table-cell>
          <table:table-cell table:style-name="Table10.F2" office:value-type="string">
            <text:list xml:id="list850604564" text:style-name="L27">
              <text:list-item>
                <text:p text:style-name="P156">В поле name отображается Awe-_ 123q</text:p>
              </text:list-item>
              <text:list-item>
                <text:p text:style-name="P147">В поле Surname отображается «@№;$Pavel</text:p>
              </text:list-item>
              <text:list-item>
                <text:p text:style-name="P156">В поле email отображается <text:s/>ae4@c$1.4a!</text:p>
              </text:list-item>
              <text:list-item>
                <text:p text:style-name="P163">В поле password отображается Aw2dfgshdgfshg4</text:p>
              </text:list-item>
              <text:list-item>
                <text:p text:style-name="P175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10.G2" office:value-type="string">
            <text:p text:style-name="P49">Linux, Elementary OS, VERSION="5.1.7 Hera".</text:p>
            <text:p text:style-name="P49">Браузер Google Chrome Версия 90.0.4430.212 (Официальная сборка), (64 бит)</text:p>
          </table:table-cell>
        </table:table-row>
      </table:table>
      <text:p text:style-name="P13"/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37">ID</text:p>
          </table:table-cell>
          <table:table-cell table:style-name="Table11.A1" office:value-type="string">
            <text:p text:style-name="P37">Summary</text:p>
          </table:table-cell>
          <table:table-cell table:style-name="Table11.A1" office:value-type="string">
            <text:p text:style-name="P37">Severity</text:p>
          </table:table-cell>
          <table:table-cell table:style-name="Table11.A1" office:value-type="string">
            <text:p text:style-name="P37">Description</text:p>
          </table:table-cell>
          <table:table-cell table:style-name="Table11.A1" office:value-type="string">
            <text:p text:style-name="P50">Result</text:p>
          </table:table-cell>
          <table:table-cell table:style-name="Table11.A1" office:value-type="string">
            <text:p text:style-name="P50">Expected result</text:p>
          </table:table-cell>
          <table:table-cell table:style-name="Table11.G1" office:value-type="string">
            <text:p text:style-name="P50">Enviroment</text:p>
          </table:table-cell>
        </table:table-row>
        <table:table-row>
          <table:table-cell table:style-name="Table11.A2" office:value-type="string">
            <text:p text:style-name="P37">B<text:span text:style-name="T35">11<text:line-break/>(T23)</text:span></text:p>
          </table:table-cell>
          <table:table-cell table:style-name="Table11.A2" office:value-type="string">
            <text:p text:style-name="P67"/>
            <text:p text:style-name="P74">При вводе <text:span text:style-name="T35">кирилицы в </text:span>поле <text:span text:style-name="T33">Sur</text:span>name, <text:span text:style-name="T34">форма</text:span> проходит валидацию</text:p>
          </table:table-cell>
          <table:table-cell table:style-name="Table11.A2" office:value-type="string">
            <text:p text:style-name="P74">Major</text:p>
          </table:table-cell>
          <table:table-cell table:style-name="Table11.D2" office:value-type="string">
            <text:list xml:id="list3791453604" text:style-name="L28">
              <text:list-item>
                <text:p text:style-name="P129">Ввести в поле name 10 символов Awe-_ 123q</text:p>
              </text:list-item>
              <text:list-item>
                <text:p text:style-name="P129">Ввести в поле Surname Кирилицу Асек12-</text:p>
              </text:list-item>
              <text:list-item>
                <text:p text:style-name="P129">Ввести в поле email ae4@c$1.4a!</text:p>
              </text:list-item>
              <text:list-item>
                <text:p text:style-name="P129">Ввести в поле password 15 символов согласно требованиям Aw2dfgshdgfshg4</text:p>
              </text:list-item>
              <text:list-item>
                <text:p text:style-name="P129">Нажать на кнопку submit</text:p>
              </text:list-item>
            </text:list>
          </table:table-cell>
          <table:table-cell table:style-name="Table11.E2" office:value-type="string">
            <text:list xml:id="list3956245703" text:style-name="L29">
              <text:list-item>
                <text:p text:style-name="P204">В поле name отображается Awe-_ 123q</text:p>
              </text:list-item>
              <text:list-item>
                <text:p text:style-name="P195">В поле Surname отображается Асек12-</text:p>
              </text:list-item>
              <text:list-item>
                <text:p text:style-name="P211">В поле email отображается <text:s/>ae4@c$1.4a!</text:p>
              </text:list-item>
              <text:list-item>
                <text:p text:style-name="P211">В поле password отображается Aw2dfgshdgfshg4</text:p>
              </text:list-item>
              <text:list-item>
                <text:p text:style-name="P224">Выводится сообщение об успешной отправке</text:p>
              </text:list-item>
            </text:list>
          </table:table-cell>
          <table:table-cell table:style-name="Table11.F2" office:value-type="string">
            <text:list xml:id="list3954362993" text:style-name="L30">
              <text:list-item>
                <text:p text:style-name="P157">В поле name отображается Awe-_ 123q</text:p>
              </text:list-item>
              <text:list-item>
                <text:p text:style-name="P148">В поле Surname отображается Асек12-</text:p>
              </text:list-item>
              <text:list-item>
                <text:p text:style-name="P157">В поле email отображается <text:s/>ae4@c$1.4a!</text:p>
              </text:list-item>
              <text:list-item>
                <text:p text:style-name="P164">В поле password отображается Aw2dfgshdgfshg4</text:p>
              </text:list-item>
              <text:list-item>
                <text:p text:style-name="P176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11.G2" office:value-type="string">
            <text:p text:style-name="P50">Linux, Elementary OS, VERSION="5.1.7 Hera".</text:p>
            <text:p text:style-name="P50">Браузер Google Chrome Версия 90.0.4430.212 (Официальная сборка), (64 бит)</text:p>
          </table:table-cell>
        </table:table-row>
      </table:table>
      <text:p text:style-name="P14"/>
      <text:p text:style-name="P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38">ID</text:p>
          </table:table-cell>
          <table:table-cell table:style-name="Table12.A1" office:value-type="string">
            <text:p text:style-name="P38">Summary</text:p>
          </table:table-cell>
          <table:table-cell table:style-name="Table12.A1" office:value-type="string">
            <text:p text:style-name="P38">Severity</text:p>
          </table:table-cell>
          <table:table-cell table:style-name="Table12.A1" office:value-type="string">
            <text:p text:style-name="P38">Description</text:p>
          </table:table-cell>
          <table:table-cell table:style-name="Table12.A1" office:value-type="string">
            <text:p text:style-name="P51">Result</text:p>
          </table:table-cell>
          <table:table-cell table:style-name="Table12.A1" office:value-type="string">
            <text:p text:style-name="P51">Expected result</text:p>
          </table:table-cell>
          <table:table-cell table:style-name="Table12.G1" office:value-type="string">
            <text:p text:style-name="P51">Enviroment</text:p>
          </table:table-cell>
        </table:table-row>
        <table:table-row>
          <table:table-cell table:style-name="Table12.A2" office:value-type="string">
            <text:p text:style-name="P38">B<text:span text:style-name="T35">11<text:line-break/>(T24)</text:span></text:p>
          </table:table-cell>
          <table:table-cell table:style-name="Table12.A2" office:value-type="string">
            <text:p text:style-name="P77">Поле Surname позволяет ввести более 255 символов, при нажатии на submit валидация успешна</text:p>
          </table:table-cell>
          <table:table-cell table:style-name="Table12.A2" office:value-type="string">
            <text:p text:style-name="P75">Major</text:p>
          </table:table-cell>
          <table:table-cell table:style-name="Table12.D2" office:value-type="string">
            <text:list xml:id="list3686435404" text:style-name="L31">
              <text:list-item>
                <text:p text:style-name="P130">Ввести в поле name 10 символов Awe-_ 123q</text:p>
              </text:list-item>
              <text:list-item>
                <text:p text:style-name="P131">Ввести в поле surname 257 символов</text:p>
              </text:list-item>
              <text:list-item>
                <text:p text:style-name="P131">Ввести в поле email ae4@c$1.4a!</text:p>
              </text:list-item>
              <text:list-item>
                <text:p text:style-name="P131">Ввести в поле password 15 символов согласно требованиям</text:p>
              </text:list-item>
              <text:list-item>
                <text:p text:style-name="P131">Нажать на кнопку submit</text:p>
              </text:list-item>
            </text:list>
          </table:table-cell>
          <table:table-cell table:style-name="Table12.E2" office:value-type="string">
            <text:list xml:id="list1669642425" text:style-name="L32">
              <text:list-item>
                <text:p text:style-name="P205">В поле name отображается Awe-_ 123q</text:p>
              </text:list-item>
              <text:list-item>
                <text:p text:style-name="P196">В поле Surname отображается 257 символов</text:p>
              </text:list-item>
              <text:list-item>
                <text:p text:style-name="P212">В поле email отображается <text:s/>ae4@c$1.4a!</text:p>
              </text:list-item>
              <text:list-item>
                <text:p text:style-name="P212">В поле password отображается Aw2dfgshdgfshg4</text:p>
              </text:list-item>
              <text:list-item>
                <text:p text:style-name="P225">Выводится сообщение об успешной отправке</text:p>
              </text:list-item>
            </text:list>
          </table:table-cell>
          <table:table-cell table:style-name="Table12.F2" office:value-type="string">
            <text:list xml:id="list1350723177" text:style-name="L33">
              <text:list-item>
                <text:p text:style-name="P158">В поле name отображается Awe-_ 123q</text:p>
              </text:list-item>
              <text:list-item>
                <text:p text:style-name="P149">В поле Surname отображается 257 символов</text:p>
              </text:list-item>
              <text:list-item>
                <text:p text:style-name="P158">В поле email отображается <text:s/>ae4@c$1.4a!</text:p>
              </text:list-item>
              <text:list-item>
                <text:p text:style-name="P165">В поле password отображается Aw2dfgshdgfshg4</text:p>
              </text:list-item>
              <text:list-item>
                <text:p text:style-name="P177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12.G2" office:value-type="string">
            <text:p text:style-name="P51">Linux, Elementary OS, VERSION="5.1.7 Hera".</text:p>
            <text:p text:style-name="P51">Браузер Google Chrome Версия 90.0.4430.212 (Официальная сборка), (64 бит)</text:p>
          </table:table-cell>
        </table:table-row>
      </table:table>
      <text:p text:style-name="P15"/>
      <text:p text:style-name="P2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>
          <table:table-cell table:style-name="Table13.A1" office:value-type="string">
            <text:p text:style-name="P39">ID</text:p>
          </table:table-cell>
          <table:table-cell table:style-name="Table13.A1" office:value-type="string">
            <text:p text:style-name="P39">Summary</text:p>
          </table:table-cell>
          <table:table-cell table:style-name="Table13.A1" office:value-type="string">
            <text:p text:style-name="P39">Severity</text:p>
          </table:table-cell>
          <table:table-cell table:style-name="Table13.A1" office:value-type="string">
            <text:p text:style-name="P39">Description</text:p>
          </table:table-cell>
          <table:table-cell table:style-name="Table13.A1" office:value-type="string">
            <text:p text:style-name="P52">Result</text:p>
          </table:table-cell>
          <table:table-cell table:style-name="Table13.A1" office:value-type="string">
            <text:p text:style-name="P52">Expected result</text:p>
          </table:table-cell>
          <table:table-cell table:style-name="Table13.G1" office:value-type="string">
            <text:p text:style-name="P52">Enviroment</text:p>
          </table:table-cell>
        </table:table-row>
        <table:table-row>
          <table:table-cell table:style-name="Table13.A2" office:value-type="string">
            <text:p text:style-name="P39">B<text:span text:style-name="T35">12<text:line-break/>(T17)</text:span></text:p>
          </table:table-cell>
          <table:table-cell table:style-name="Table13.A2" office:value-type="string">
            <text:p text:style-name="P78">При оставлении поле password пустым, а остальных полей заполнеными корректно, форма проходит валидацию</text:p>
          </table:table-cell>
          <table:table-cell table:style-name="Table13.A2" office:value-type="string">
            <text:p text:style-name="P76">Major</text:p>
          </table:table-cell>
          <table:table-cell table:style-name="Table13.D2" office:value-type="string">
            <text:list xml:id="list2936797624" text:style-name="L34">
              <text:list-item>
                <text:p text:style-name="P132">Ввести в поле name 10 символов Awe-_ 123q</text:p>
              </text:list-item>
              <text:list-item>
                <text:p text:style-name="P132">Ввести в поле <text:span text:style-name="T36">sur</text:span>name 10 символов Awe-_ 123q</text:p>
              </text:list-item>
              <text:list-item>
                <text:p text:style-name="P132">Ввести в поле email ae4@c$1.4a!</text:p>
              </text:list-item>
              <text:list-item>
                <text:p text:style-name="P133">Поле password <text:span text:style-name="T37">оставить пустым</text:span></text:p>
              </text:list-item>
              <text:list-item>
                <text:p text:style-name="P132">Нажать на кнопку submit</text:p>
              </text:list-item>
            </text:list>
          </table:table-cell>
          <table:table-cell table:style-name="Table13.E2" office:value-type="string">
            <text:list xml:id="list3766364502" text:style-name="L35">
              <text:list-item>
                <text:p text:style-name="P206">В поле name отображается Awe-_ 123q</text:p>
              </text:list-item>
              <text:list-item>
                <text:p text:style-name="P197">В поле Surname отображается Awe-_ 123q</text:p>
              </text:list-item>
              <text:list-item>
                <text:p text:style-name="P213">В поле email отображается <text:s/>ae4@c$1.4a!</text:p>
              </text:list-item>
              <text:list-item>
                <text:p text:style-name="P214">Поле пустое</text:p>
              </text:list-item>
              <text:list-item>
                <text:p text:style-name="P226">Выводится сообщение об успешной отправке</text:p>
              </text:list-item>
            </text:list>
          </table:table-cell>
          <table:table-cell table:style-name="Table13.F2" office:value-type="string">
            <text:list xml:id="list856519272" text:style-name="L36">
              <text:list-item>
                <text:p text:style-name="P159">В поле name отображается Awe-_ 123q</text:p>
              </text:list-item>
              <text:list-item>
                <text:p text:style-name="P150">В поле Surname отображается Awe-_ 123q</text:p>
              </text:list-item>
              <text:list-item>
                <text:p text:style-name="P159">В поле email отображается <text:s/>ae4@c$1.4a!</text:p>
              </text:list-item>
              <text:list-item>
                <text:p text:style-name="P166">Поле пустое</text:p>
              </text:list-item>
              <text:list-item>
                <text:p text:style-name="P178">В<text:span text:style-name="T29">ы</text:span>водится сообщение об <text:span text:style-name="T25">ошибке </text:span></text:p>
              </text:list-item>
            </text:list>
          </table:table-cell>
          <table:table-cell table:style-name="Table13.G2" office:value-type="string">
            <text:p text:style-name="P52">Linux, Elementary OS, VERSION="5.1.7 Hera".</text:p>
            <text:p text:style-name="P52">Браузер Google Chrome Версия 90.0.4430.212 (Официальная сборка), (64 бит)</text:p>
          </table:table-cell>
        </table:table-row>
      </table:table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79">ID</text:p>
          </table:table-cell>
          <table:table-cell table:style-name="Table14.A1" office:value-type="string">
            <text:p text:style-name="P79">Summary</text:p>
          </table:table-cell>
          <table:table-cell table:style-name="Table14.A1" office:value-type="string">
            <text:p text:style-name="P79">Severity</text:p>
          </table:table-cell>
          <table:table-cell table:style-name="Table14.A1" office:value-type="string">
            <text:p text:style-name="P79">Description</text:p>
          </table:table-cell>
          <table:table-cell table:style-name="Table14.A1" office:value-type="string">
            <text:p text:style-name="P79">Result</text:p>
          </table:table-cell>
          <table:table-cell table:style-name="Table14.A1" office:value-type="string">
            <text:p text:style-name="P79">Expected result</text:p>
          </table:table-cell>
          <table:table-cell table:style-name="Table14.G1" office:value-type="string">
            <text:p text:style-name="P79">Enviroment</text:p>
          </table:table-cell>
        </table:table-row>
        <table:table-row>
          <table:table-cell table:style-name="Table14.A2" office:value-type="string">
            <text:p text:style-name="P84">B13<text:line-break/>(T2<text:span text:style-name="T43">5</text:span>)</text:p>
          </table:table-cell>
          <table:table-cell table:style-name="Table14.A2" office:value-type="string">
            <text:p text:style-name="P84">При открытии страницы <text:a xlink:type="simple" xlink:href="http://itcareer.pythonanywhere.com/" text:style-name="Internet_20_link" text:visited-style-name="Visited_20_Internet_20_Link">http://itcareer.pythonanywhere.com/</text:a> нет названия формы для чего она заполняется</text:p>
          </table:table-cell>
          <table:table-cell table:style-name="Table14.A2" office:value-type="string">
            <text:p text:style-name="P84">Critical</text:p>
          </table:table-cell>
          <table:table-cell table:style-name="Table14.D2" office:value-type="string">
            <text:list xml:id="list3373461176" text:style-name="L37">
              <text:list-item>
                <text:p text:style-name="P134">Зайти на demo form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34">Посмотреть на название формы</text:p>
              </text:list-item>
            </text:list>
          </table:table-cell>
          <table:table-cell table:style-name="Table14.E2" office:value-type="string">
            <text:list xml:id="list1906359156" text:style-name="L38">
              <text:list-item>
                <text:p text:style-name="P95">Откралсь форма http://itcareer.pythonanywhere.com/ </text:p>
              </text:list-item>
              <text:list-item>
                <text:p text:style-name="P95">Нет названия формы</text:p>
              </text:list-item>
            </text:list>
          </table:table-cell>
          <table:table-cell table:style-name="Table14.F2" office:value-type="string">
            <text:list xml:id="list2589579438" text:style-name="L39">
              <text:list-item>
                <text:p text:style-name="P100">Откралсь форма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00">Нет названия формы</text:p>
              </text:list-item>
            </text:list>
          </table:table-cell>
          <table:table-cell table:style-name="Table14.G2" office:value-type="string">
            <text:p text:style-name="P53">Linux, Elementary OS, VERSION="5.1.7 Hera".</text:p>
            <text:p text:style-name="P53">Браузер Google Chrome Версия 90.0.4430.212 (Официальная сборка), (64 бит)</text:p>
          </table:table-cell>
        </table:table-row>
      </table:table>
      <text:p text:style-name="P16"/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>
          <table:table-cell table:style-name="Table15.A1" office:value-type="string">
            <text:p text:style-name="P80">ID</text:p>
          </table:table-cell>
          <table:table-cell table:style-name="Table15.A1" office:value-type="string">
            <text:p text:style-name="P80">Summary</text:p>
          </table:table-cell>
          <table:table-cell table:style-name="Table15.A1" office:value-type="string">
            <text:p text:style-name="P80">Severity</text:p>
          </table:table-cell>
          <table:table-cell table:style-name="Table15.A1" office:value-type="string">
            <text:p text:style-name="P80">Description</text:p>
          </table:table-cell>
          <table:table-cell table:style-name="Table15.A1" office:value-type="string">
            <text:p text:style-name="P80">Result</text:p>
          </table:table-cell>
          <table:table-cell table:style-name="Table15.A1" office:value-type="string">
            <text:p text:style-name="P80">Expected result</text:p>
          </table:table-cell>
          <table:table-cell table:style-name="Table15.G1" office:value-type="string">
            <text:p text:style-name="P80">Enviroment</text:p>
          </table:table-cell>
        </table:table-row>
        <table:table-row>
          <table:table-cell table:style-name="Table15.A2" office:value-type="string">
            <text:p text:style-name="P85">B1<text:span text:style-name="T40">5</text:span><text:line-break/>(T2<text:span text:style-name="T43">6</text:span>)</text:p>
          </table:table-cell>
          <table:table-cell table:style-name="Table15.A2" office:value-type="string">
            <text:p text:style-name="P85">При открытии страницы <text:a xlink:type="simple" xlink:href="http://itcareer.pythonanywhere.com/" text:style-name="Internet_20_link" text:visited-style-name="Visited_20_Internet_20_Link">http://itcareer.pythonanywhere.com/</text:a> нет <text:span text:style-name="T38">подсказок как заполнить форму</text:span></text:p>
          </table:table-cell>
          <table:table-cell table:style-name="Table15.A2" office:value-type="string">
            <text:p text:style-name="P85">Critical</text:p>
          </table:table-cell>
          <table:table-cell table:style-name="Table15.D2" office:value-type="string">
            <text:list xml:id="list72744699010819" text:continue-list="list3373461176" text:style-name="L37">
              <text:list-item text:start-value="1">
                <text:p text:style-name="P179"><text:span text:style-name="T6">Зайти на demo form </text:span><text:a xlink:type="simple" xlink:href="http://itcareer.pythonanywhere.com/" text:style-name="Internet_20_link" text:visited-style-name="Visited_20_Internet_20_Link"><text:span text:style-name="T6">http://itcareer.pythonanywhere.com/</text:span></text:a></text:p>
              </text:list-item>
              <text:list-item>
                <text:p text:style-name="P135">Навести курсор в поле name</text:p>
              </text:list-item>
              <text:list-item>
                <text:p text:style-name="P135">Посмотреть подсказки при заполнении формы</text:p>
              </text:list-item>
            </text:list>
          </table:table-cell>
          <table:table-cell table:style-name="Table15.E2" office:value-type="string">
            <text:list xml:id="list1043563095" text:style-name="L40">
              <text:list-item>
                <text:p text:style-name="P96">Откралсь форма http://itcareer.pythonanywhere.com/ </text:p>
              </text:list-item>
              <text:list-item>
                <text:p text:style-name="P96">Курсор находится в поле name</text:p>
              </text:list-item>
              <text:list-item>
                <text:p text:style-name="P101">Нет подсказок как заполнить поля</text:p>
              </text:list-item>
            </text:list>
          </table:table-cell>
          <table:table-cell table:style-name="Table15.F2" office:value-type="string">
            <text:list xml:id="list743174099" text:style-name="L41">
              <text:list-item>
                <text:p text:style-name="P103">Откралсь форма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02">Навести курсор на поле name</text:p>
              </text:list-item>
              <text:list-item>
                <text:p text:style-name="P102">Отображаются подсказки при заполнении формы</text:p>
              </text:list-item>
            </text:list>
          </table:table-cell>
          <table:table-cell table:style-name="Table15.G2" office:value-type="string">
            <text:p text:style-name="P54">Linux, Elementary OS, VERSION="5.1.7 Hera".</text:p>
            <text:p text:style-name="P54">Браузер Google Chrome Версия 90.0.4430.212 (Официальная сборка), (64 бит)</text:p>
          </table:table-cell>
        </table:table-row>
      </table:table>
      <text:p text:style-name="P17"/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>
          <table:table-cell table:style-name="Table16.A1" office:value-type="string">
            <text:p text:style-name="P81">ID</text:p>
          </table:table-cell>
          <table:table-cell table:style-name="Table16.A1" office:value-type="string">
            <text:p text:style-name="P81">Summary</text:p>
          </table:table-cell>
          <table:table-cell table:style-name="Table16.A1" office:value-type="string">
            <text:p text:style-name="P81">Severity</text:p>
          </table:table-cell>
          <table:table-cell table:style-name="Table16.A1" office:value-type="string">
            <text:p text:style-name="P81">Description</text:p>
          </table:table-cell>
          <table:table-cell table:style-name="Table16.A1" office:value-type="string">
            <text:p text:style-name="P81">Result</text:p>
          </table:table-cell>
          <table:table-cell table:style-name="Table16.A1" office:value-type="string">
            <text:p text:style-name="P81">Expected result</text:p>
          </table:table-cell>
          <table:table-cell table:style-name="Table16.G1" office:value-type="string">
            <text:p text:style-name="P81">Enviroment</text:p>
          </table:table-cell>
        </table:table-row>
        <table:table-row>
          <table:table-cell table:style-name="Table16.A2" office:value-type="string">
            <text:p text:style-name="P86">B1<text:span text:style-name="T40">6<text:line-break/>(T27)</text:span></text:p>
          </table:table-cell>
          <table:table-cell table:style-name="Table16.A2" office:value-type="string">
            <text:p text:style-name="P86">При открытии страницы <text:a xlink:type="simple" xlink:href="http://itcareer.pythonanywhere.com/" text:style-name="Internet_20_link" text:visited-style-name="Visited_20_Internet_20_Link">http://itcareer.pythonanywhere.com/</text:a> <text:span text:style-name="T39">имеется ошибка в слове Surname</text:span></text:p>
          </table:table-cell>
          <table:table-cell table:style-name="Table16.A2" office:value-type="string">
            <text:p text:style-name="P89">Minor</text:p>
          </table:table-cell>
          <table:table-cell table:style-name="Table16.D2" office:value-type="string">
            <text:list xml:id="list72744417741539" text:continue-list="list72744699010819" text:style-name="L37">
              <text:list-item text:start-value="1">
                <text:p text:style-name="P136">Зайти на demo form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36">Посмотреть на название<text:span text:style-name="T39"> второго поля Surname</text:span></text:p>
              </text:list-item>
            </text:list>
          </table:table-cell>
          <table:table-cell table:style-name="Table16.E2" office:value-type="string">
            <text:list xml:id="list2410422186" text:style-name="L42">
              <text:list-item>
                <text:p text:style-name="P97">Откралсь форма http://itcareer.pythonanywhere.com/ </text:p>
              </text:list-item>
              <text:list-item>
                <text:p text:style-name="P104">Поле называется Surame</text:p>
              </text:list-item>
            </text:list>
          </table:table-cell>
          <table:table-cell table:style-name="Table16.F2" office:value-type="string">
            <text:list xml:id="list3203123537" text:style-name="L43">
              <text:list-item>
                <text:p text:style-name="P107">Откралсь форма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05">Поле называется Surname</text:p>
              </text:list-item>
            </text:list>
          </table:table-cell>
          <table:table-cell table:style-name="Table16.G2" office:value-type="string">
            <text:p text:style-name="P55">Linux, Elementary OS, VERSION="5.1.7 Hera".</text:p>
            <text:p text:style-name="P55">Браузер Google Chrome Версия 90.0.4430.212 (Официальная сборка), (64 бит)</text:p>
          </table:table-cell>
        </table:table-row>
      </table:table>
      <text:p text:style-name="P1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>
          <table:table-cell table:style-name="Table17.A1" office:value-type="string">
            <text:p text:style-name="P82">ID</text:p>
          </table:table-cell>
          <table:table-cell table:style-name="Table17.A1" office:value-type="string">
            <text:p text:style-name="P82">Summary</text:p>
          </table:table-cell>
          <table:table-cell table:style-name="Table17.A1" office:value-type="string">
            <text:p text:style-name="P82">Severity</text:p>
          </table:table-cell>
          <table:table-cell table:style-name="Table17.A1" office:value-type="string">
            <text:p text:style-name="P82">Description</text:p>
          </table:table-cell>
          <table:table-cell table:style-name="Table17.A1" office:value-type="string">
            <text:p text:style-name="P82">Result</text:p>
          </table:table-cell>
          <table:table-cell table:style-name="Table17.A1" office:value-type="string">
            <text:p text:style-name="P82">Expected result</text:p>
          </table:table-cell>
          <table:table-cell table:style-name="Table17.G1" office:value-type="string">
            <text:p text:style-name="P82">Enviroment</text:p>
          </table:table-cell>
        </table:table-row>
        <table:table-row>
          <table:table-cell table:style-name="Table17.A2" office:value-type="string">
            <text:p text:style-name="P87">B1<text:span text:style-name="T40">7<text:line-break/>(T28)</text:span></text:p>
          </table:table-cell>
          <table:table-cell table:style-name="Table17.A2" office:value-type="string">
            <text:p text:style-name="P92">Лишний пробел на кнопке submit перед текстом</text:p>
          </table:table-cell>
          <table:table-cell table:style-name="Table17.A2" office:value-type="string">
            <text:p text:style-name="P90">Minor</text:p>
          </table:table-cell>
          <table:table-cell table:style-name="Table17.D2" office:value-type="string">
            <text:list xml:id="list72744612200978" text:continue-list="list72744417741539" text:style-name="L37">
              <text:list-item text:start-value="1">
                <text:p text:style-name="P137">Зайти на demo form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37">Посмотреть на отображение кнопки Submit</text:p>
              </text:list-item>
            </text:list>
          </table:table-cell>
          <table:table-cell table:style-name="Table17.E2" office:value-type="string">
            <text:list xml:id="list2956135418" text:style-name="L44">
              <text:list-item>
                <text:p text:style-name="P98">Откралсь форма http://itcareer.pythonanywhere.com/ </text:p>
              </text:list-item>
              <text:list-item>
                <text:p text:style-name="P108">Имеется пробел пробел на кнопке submit перед текстом</text:p>
              </text:list-item>
            </text:list>
          </table:table-cell>
          <table:table-cell table:style-name="Table17.F2" office:value-type="string">
            <text:list xml:id="list629658871" text:style-name="L45">
              <text:list-item>
                <text:p text:style-name="P111">Откралсь форма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06">Кнопка submit отображается без лишнего пробела перед текстом</text:p>
              </text:list-item>
            </text:list>
          </table:table-cell>
          <table:table-cell table:style-name="Table17.G2" office:value-type="string">
            <text:p text:style-name="P56">Linux, Elementary OS, VERSION="5.1.7 Hera".</text:p>
            <text:p text:style-name="P56">Браузер Google Chrome Версия 90.0.4430.212 (Официальная сборка), (64 бит)</text:p>
          </table:table-cell>
        </table:table-row>
      </table:table>
      <text:p text:style-name="P19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83">ID</text:p>
          </table:table-cell>
          <table:table-cell table:style-name="Table18.A1" office:value-type="string">
            <text:p text:style-name="P83">Summary</text:p>
          </table:table-cell>
          <table:table-cell table:style-name="Table18.A1" office:value-type="string">
            <text:p text:style-name="P83">Severity</text:p>
          </table:table-cell>
          <table:table-cell table:style-name="Table18.A1" office:value-type="string">
            <text:p text:style-name="P83">Description</text:p>
          </table:table-cell>
          <table:table-cell table:style-name="Table18.A1" office:value-type="string">
            <text:p text:style-name="P83">Result</text:p>
          </table:table-cell>
          <table:table-cell table:style-name="Table18.A1" office:value-type="string">
            <text:p text:style-name="P83">Expected result</text:p>
          </table:table-cell>
          <table:table-cell table:style-name="Table18.G1" office:value-type="string">
            <text:p text:style-name="P83">Enviroment</text:p>
          </table:table-cell>
        </table:table-row>
        <table:table-row>
          <table:table-cell table:style-name="Table18.A2" office:value-type="string">
            <text:p text:style-name="P88">B1<text:span text:style-name="T41">8<text:line-break/>(T29)</text:span></text:p>
          </table:table-cell>
          <table:table-cell table:style-name="Table18.A2" office:value-type="string">
            <text:p text:style-name="P93">Лишний пробел на кнопке submit перед текстом</text:p>
          </table:table-cell>
          <table:table-cell table:style-name="Table18.A2" office:value-type="string">
            <text:p text:style-name="P91">Minor</text:p>
          </table:table-cell>
          <table:table-cell table:style-name="Table18.D2" office:value-type="string">
            <text:list xml:id="list72745564664911" text:continue-list="list72744612200978" text:style-name="L37">
              <text:list-item text:start-value="1">
                <text:p text:style-name="P138">Зайти на demo form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38">Ввести в поле name A</text:p>
              </text:list-item>
              <text:list-item>
                <text:p text:style-name="P138">Ввести в поле Surname тире и нижнее подчеркивание</text:p>
              </text:list-item>
              <text:list-item>
                <text:p text:style-name="P138">Ввести в поле email <text:a xlink:type="simple" xlink:href="mailto:a!@w2.ru" text:style-name="Internet_20_link" text:visited-style-name="Visited_20_Internet_20_Link">a!@w2.ru</text:a></text:p>
              </text:list-item>
              <text:list-item>
                <text:p text:style-name="P138">Ввести в поле password Aabc1</text:p>
              </text:list-item>
              <text:list-item>
                <text:p text:style-name="P138">Нажать на кнопку submit</text:p>
              </text:list-item>
            </text:list>
          </table:table-cell>
          <table:table-cell table:style-name="Table18.E2" office:value-type="string">
            <text:list xml:id="list1169670582" text:style-name="L46">
              <text:list-item>
                <text:p text:style-name="P99">Откралсь форма http://itcareer.pythonanywhere.com/ </text:p>
              </text:list-item>
              <text:list-item>
                <text:p text:style-name="P109">В поле name отображается A</text:p>
              </text:list-item>
              <text:list-item>
                <text:p text:style-name="P109">В поле surname отображается тире и нижнее подчеркивание</text:p>
              </text:list-item>
              <text:list-item>
                <text:p text:style-name="P109">В поле email отображается <text:a xlink:type="simple" xlink:href="mailto:a!@w2.ru" text:style-name="Internet_20_link" text:visited-style-name="Visited_20_Internet_20_Link">a!@w2.ru</text:a></text:p>
              </text:list-item>
              <text:list-item>
                <text:p text:style-name="P109">В поле password отображается Aabc1</text:p>
              </text:list-item>
              <text:list-item>
                <text:p text:style-name="P109">Выводится сообщение <text:span text:style-name="T42">все поля обязательны к заполнению</text:span></text:p>
              </text:list-item>
            </text:list>
          </table:table-cell>
          <table:table-cell table:style-name="Table18.F2" office:value-type="string">
            <text:list xml:id="list2256705295" text:style-name="L47">
              <text:list-item>
                <text:p text:style-name="P112">Откралсь форма <text:a xlink:type="simple" xlink:href="http://itcareer.pythonanywhere.com/" text:style-name="Internet_20_link" text:visited-style-name="Visited_20_Internet_20_Link">http://itcareer.pythonanywhere.com/</text:a></text:p>
              </text:list-item>
              <text:list-item>
                <text:p text:style-name="P110">В поле name отображается A</text:p>
              </text:list-item>
              <text:list-item>
                <text:p text:style-name="P110">В поле surname отображается тире и нижнее подчеркивание</text:p>
              </text:list-item>
              <text:list-item>
                <text:p text:style-name="P110">В поле email отображается <text:a xlink:type="simple" xlink:href="mailto:a!@w2.ru" text:style-name="Internet_20_link" text:visited-style-name="Visited_20_Internet_20_Link">a!@w2.ru</text:a></text:p>
              </text:list-item>
              <text:list-item>
                <text:p text:style-name="P110">В поле password отображается Aabc1</text:p>
              </text:list-item>
              <text:list-item>
                <text:p text:style-name="P110">Выводится сообщение для поле name не заполнена минимальная длинна</text:p>
              </text:list-item>
            </text:list>
          </table:table-cell>
          <table:table-cell table:style-name="Table18.G2" office:value-type="string">
            <text:p text:style-name="P57">Linux, Elementary OS, VERSION="5.1.7 Hera".</text:p>
            <text:p text:style-name="P57">Браузер Google Chrome Версия 90.0.4430.212 (Официальная сборка), (64 бит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6:45:04.331434257</meta:creation-date>
    <dc:date>2021-05-29T07:27:43.275652831</dc:date>
    <meta:editing-duration>PT6H40M1S</meta:editing-duration>
    <meta:editing-cycles>37</meta:editing-cycles>
    <meta:generator>LibreOffice/6.0.7.3$Linux_X86_64 LibreOffice_project/00m0$Build-3</meta:generator>
    <meta:document-statistic meta:table-count="18" meta:image-count="0" meta:object-count="0" meta:page-count="8" meta:paragraph-count="457" meta:word-count="2263" meta:character-count="14989" meta:non-whitespace-character-count="13370"/>
  </office:meta>
</office:document-meta>
</file>